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1e29f9" officeooo:paragraph-rsid="001e29f9"/>
    </style:style>
    <style:style style:name="P3" style:family="paragraph" style:parent-style-name="Standard">
      <style:text-properties officeooo:rsid="001e29f9" officeooo:paragraph-rsid="001ec2aa"/>
    </style:style>
    <style:style style:name="P4" style:family="paragraph" style:parent-style-name="Standard">
      <style:text-properties officeooo:paragraph-rsid="001e29f9"/>
    </style:style>
    <style:style style:name="P5" style:family="paragraph" style:parent-style-name="Standard">
      <style:text-properties officeooo:paragraph-rsid="001ec2aa"/>
    </style:style>
    <style:style style:name="P6" style:family="paragraph" style:parent-style-name="Standard">
      <style:text-properties officeooo:paragraph-rsid="001ed91f"/>
    </style:style>
    <style:style style:name="P7" style:family="paragraph" style:parent-style-name="Standard">
      <style:paragraph-properties fo:margin-left="0cm" fo:margin-right="0cm" fo:orphans="2" fo:widows="2" fo:text-indent="0cm" style:auto-text-indent="false"/>
      <style:text-properties officeooo:paragraph-rsid="0022c7ff"/>
    </style:style>
    <style:style style:name="P8" style:family="paragraph" style:parent-style-name="Standard">
      <style:paragraph-properties fo:margin-left="0cm" fo:margin-right="0cm" fo:orphans="2" fo:widows="2" fo:text-indent="0cm" style:auto-text-indent="false"/>
      <style:text-properties fo:color="#000000" loext:opacity="100%" fo:font-weight="bold" style:font-weight-asian="bold" style:font-weight-complex="bold"/>
    </style:style>
    <style:style style:name="P9" style:family="paragraph" style:parent-style-name="Standard">
      <style:paragraph-properties fo:margin-left="0cm" fo:margin-right="0cm" fo:orphans="2" fo:widows="2" fo:text-indent="0cm" style:auto-text-indent="false"/>
      <style:text-properties fo:color="#000000" loext:opacity="100%" fo:font-weight="bold" officeooo:rsid="0022c7ff" officeooo:paragraph-rsid="0022c7ff" style:font-weight-asian="bold" style:font-weight-complex="bold"/>
    </style:style>
    <style:style style:name="P10" style:family="paragraph" style:parent-style-name="Text_20_body">
      <style:paragraph-properties fo:margin-left="0cm" fo:margin-right="0cm" fo:margin-top="0cm" fo:margin-bottom="0cm" style:contextual-spacing="false" fo:text-indent="0cm" style:auto-text-indent="false" fo:padding="0.049cm" fo:border="0.06pt solid #000000"/>
    </style:style>
    <style:style style:name="P11"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font-size="6.5pt"/>
    </style:style>
    <style:style style:name="P12"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color="#00a933" loext:opacity="100%" fo:font-size="6.5pt"/>
    </style:style>
    <style:style style:name="P13" style:family="paragraph" style:parent-style-name="Text_20_body">
      <style:paragraph-properties fo:margin-left="0cm" fo:margin-right="0cm" fo:margin-top="0cm" fo:margin-bottom="0.141cm" style:contextual-spacing="false" fo:text-indent="0cm" style:auto-text-indent="false" fo:padding="0.049cm" fo:border="0.06pt solid #000000"/>
      <style:text-properties fo:color="#00a933" loext:opacity="100%" fo:font-size="6.5pt"/>
    </style:style>
    <style:style style:name="P14" style:family="paragraph" style:parent-style-name="Text_20_body">
      <style:text-properties fo:font-size="6pt" style:font-size-asian="6pt" style:font-size-complex="6pt"/>
    </style:style>
    <style:style style:name="P15" style:family="paragraph" style:parent-style-name="Standard">
      <style:paragraph-properties fo:margin-left="0cm" fo:margin-right="0cm" fo:orphans="2" fo:widows="2" fo:text-indent="0cm" style:auto-text-indent="false"/>
      <style:text-properties fo:font-size="6.5pt" fo:font-style="italic" style:font-style-asian="italic" style:font-style-complex="italic"/>
    </style:style>
    <style:style style:name="P16" style:family="paragraph" style:parent-style-name="Standard">
      <style:paragraph-properties fo:margin-left="0cm" fo:margin-right="0cm" fo:orphans="2" fo:widows="2" fo:text-indent="0cm" style:auto-text-indent="false"/>
      <style:text-properties fo:color="#ff0000" loext:opacity="100%" officeooo:paragraph-rsid="00329ce4"/>
    </style:style>
    <style:style style:name="P17" style:family="paragraph" style:parent-style-name="Text_20_body" style:list-style-name="L1">
      <style:paragraph-properties fo:margin-left="0cm" fo:margin-right="0cm" fo:margin-top="0cm" fo:margin-bottom="0.141cm" style:contextual-spacing="false" fo:text-indent="0cm" style:auto-text-indent="false" fo:padding="0.049cm" fo:border="0.06pt solid #000000"/>
      <style:text-properties fo:font-size="6.5pt"/>
    </style:style>
    <style:style style:name="P18" style:family="paragraph" style:parent-style-name="Text_20_body" style:list-style-name="L1">
      <style:paragraph-properties fo:margin-left="0cm" fo:margin-right="0cm" fo:margin-top="0cm" fo:margin-bottom="0cm" style:contextual-spacing="false" fo:text-indent="0cm" style:auto-text-indent="false" fo:padding="0.049cm" fo:border="0.06pt solid #000000"/>
      <style:text-properties fo:font-size="6.5pt"/>
    </style:style>
    <style:style style:name="P19" style:family="paragraph" style:parent-style-name="Text_20_body" style:list-style-name="L2">
      <style:paragraph-properties fo:margin-left="0cm" fo:margin-right="0cm" fo:margin-top="0cm" fo:margin-bottom="0cm" style:contextual-spacing="false" fo:text-indent="0cm" style:auto-text-indent="false" fo:padding="0.049cm" fo:border="0.06pt solid #000000"/>
      <style:text-properties fo:font-size="6.5pt"/>
    </style:style>
    <style:style style:name="P20" style:family="paragraph" style:parent-style-name="Text_20_body" style:list-style-name="L2">
      <style:paragraph-properties fo:margin-left="0cm" fo:margin-right="0cm" fo:margin-top="0cm" fo:margin-bottom="0.141cm" style:contextual-spacing="false" fo:text-indent="0cm" style:auto-text-indent="false" fo:padding="0.049cm" fo:border="0.06pt solid #000000"/>
      <style:text-properties fo:font-size="6.5pt"/>
    </style:style>
    <style:style style:name="P21" style:family="paragraph" style:parent-style-name="Text_20_body" style:list-style-name="L3">
      <style:paragraph-properties fo:margin-left="0cm" fo:margin-right="0cm" fo:margin-top="0cm" fo:margin-bottom="0.141cm" style:contextual-spacing="false" fo:text-indent="0cm" style:auto-text-indent="false" fo:padding="0.049cm" fo:border="0.06pt solid #000000"/>
      <style:text-properties fo:font-size="6.5pt"/>
    </style:style>
    <style:style style:name="P22" style:family="paragraph" style:parent-style-name="Text_20_body" style:list-style-name="L3">
      <style:paragraph-properties fo:margin-left="0cm" fo:margin-right="0cm" fo:margin-top="0cm" fo:margin-bottom="0cm" style:contextual-spacing="false" fo:text-indent="0cm" style:auto-text-indent="false" fo:padding="0.049cm" fo:border="0.06pt solid #000000"/>
      <style:text-properties fo:font-size="6.5pt"/>
    </style:style>
    <style:style style:name="P23" style:family="paragraph" style:parent-style-name="Text_20_body" style:list-style-name="L4">
      <style:paragraph-properties fo:margin-left="0cm" fo:margin-right="0cm" fo:margin-top="0cm" fo:margin-bottom="0cm" style:contextual-spacing="false" fo:text-indent="0cm" style:auto-text-indent="false" fo:padding="0.049cm" fo:border="0.06pt solid #000000"/>
      <style:text-properties fo:font-size="6.5pt"/>
    </style:style>
    <style:style style:name="P24" style:family="paragraph" style:parent-style-name="Text_20_body" style:list-style-name="L4">
      <style:paragraph-properties fo:margin-left="0cm" fo:margin-right="0cm" fo:margin-top="0cm" fo:margin-bottom="0.141cm" style:contextual-spacing="false" fo:text-indent="0cm" style:auto-text-indent="false" fo:padding="0.049cm" fo:border="0.06pt solid #000000"/>
      <style:text-properties fo:font-size="6.5pt"/>
    </style:style>
    <style:style style:name="P25" style:family="paragraph" style:parent-style-name="Text_20_body" style:list-style-name="L5">
      <style:paragraph-properties fo:margin-left="0cm" fo:margin-right="0cm" fo:margin-top="0cm" fo:margin-bottom="0cm" style:contextual-spacing="false" fo:text-indent="0cm" style:auto-text-indent="false" fo:padding="0.049cm" fo:border="0.06pt solid #000000"/>
      <style:text-properties fo:font-size="6.5pt"/>
    </style:style>
    <style:style style:name="P26" style:family="paragraph" style:parent-style-name="Text_20_body" style:list-style-name="L6">
      <style:paragraph-properties fo:margin-left="0cm" fo:margin-right="0cm" fo:margin-top="0cm" fo:margin-bottom="0cm" style:contextual-spacing="false" fo:text-indent="0cm" style:auto-text-indent="false" fo:padding="0.049cm" fo:border="0.06pt solid #000000"/>
      <style:text-properties fo:font-size="6.5pt"/>
    </style:style>
    <style:style style:name="P27" style:family="paragraph" style:parent-style-name="Text_20_body" style:list-style-name="L6">
      <style:paragraph-properties fo:margin-left="0cm" fo:margin-right="0cm" fo:margin-top="0cm" fo:margin-bottom="0.141cm" style:contextual-spacing="false" fo:text-indent="0cm" style:auto-text-indent="false" fo:padding="0.049cm" fo:border="0.06pt solid #000000"/>
      <style:text-properties fo:font-size="6.5pt"/>
    </style:style>
    <style:style style:name="P28" style:family="paragraph" style:parent-style-name="Text_20_body" style:list-style-name="L7">
      <style:paragraph-properties fo:margin-left="0cm" fo:margin-right="0cm" fo:margin-top="0cm" fo:margin-bottom="0.141cm" style:contextual-spacing="false" fo:text-indent="0cm" style:auto-text-indent="false" fo:padding="0.049cm" fo:border="0.06pt solid #000000"/>
      <style:text-properties fo:font-size="6.5pt"/>
    </style:style>
    <style:style style:name="P29" style:family="paragraph" style:parent-style-name="Text_20_body" style:list-style-name="L7">
      <style:paragraph-properties fo:margin-left="0cm" fo:margin-right="0cm" fo:margin-top="0cm" fo:margin-bottom="0cm" style:contextual-spacing="false" fo:text-indent="0cm" style:auto-text-indent="false" fo:padding="0.049cm" fo:border="0.06pt solid #000000"/>
      <style:text-properties fo:font-size="6.5pt"/>
    </style:style>
    <style:style style:name="P30" style:family="paragraph" style:parent-style-name="Text_20_body" style:list-style-name="L8">
      <style:paragraph-properties fo:margin-left="0cm" fo:margin-right="0cm" fo:margin-top="0cm" fo:margin-bottom="0.141cm" style:contextual-spacing="false" fo:text-indent="0cm" style:auto-text-indent="false" fo:padding="0.049cm" fo:border="0.06pt solid #000000"/>
      <style:text-properties fo:font-size="6.5pt"/>
    </style:style>
    <style:style style:name="P31" style:family="paragraph" style:parent-style-name="Text_20_body" style:list-style-name="L9">
      <style:paragraph-properties fo:margin-left="0cm" fo:margin-right="0cm" fo:margin-top="0cm" fo:margin-bottom="0cm" style:contextual-spacing="false" fo:text-indent="0cm" style:auto-text-indent="false" fo:padding="0.049cm" fo:border="0.06pt solid #000000"/>
      <style:text-properties fo:font-size="6.5pt"/>
    </style:style>
    <style:style style:name="P32" style:family="paragraph" style:parent-style-name="Text_20_body" style:list-style-name="L9">
      <style:paragraph-properties fo:margin-left="0cm" fo:margin-right="0cm" fo:margin-top="0cm" fo:margin-bottom="0.141cm" style:contextual-spacing="false" fo:text-indent="0cm" style:auto-text-indent="false" fo:padding="0.049cm" fo:border="0.06pt solid #000000"/>
      <style:text-properties fo:font-size="6.5pt"/>
    </style:style>
    <style:style style:name="P33" style:family="paragraph" style:parent-style-name="Text_20_body" style:list-style-name="L10">
      <style:paragraph-properties fo:margin-left="0cm" fo:margin-right="0cm" fo:margin-top="0cm" fo:margin-bottom="0cm" style:contextual-spacing="false" fo:text-indent="0cm" style:auto-text-indent="false" fo:padding="0.049cm" fo:border="0.06pt solid #000000"/>
      <style:text-properties fo:font-size="6.5pt"/>
    </style:style>
    <style:style style:name="P34" style:family="paragraph" style:parent-style-name="Text_20_body" style:list-style-name="L10">
      <style:paragraph-properties fo:margin-left="0cm" fo:margin-right="0cm" fo:margin-top="0cm" fo:margin-bottom="0.141cm" style:contextual-spacing="false" fo:text-indent="0cm" style:auto-text-indent="false" fo:padding="0.049cm" fo:border="0.06pt solid #000000"/>
      <style:text-properties fo:font-size="6.5pt"/>
    </style:style>
    <style:style style:name="P35" style:family="paragraph" style:parent-style-name="Text_20_body" style:list-style-name="L32">
      <style:paragraph-properties fo:margin-left="0cm" fo:margin-right="0cm" fo:margin-top="0cm" fo:margin-bottom="0cm" style:contextual-spacing="false" fo:text-indent="0cm" style:auto-text-indent="false" fo:padding="0.049cm" fo:border="0.06pt solid #000000"/>
      <style:text-properties fo:font-size="6.5pt" fo:font-weight="bold" style:font-weight-asian="bold" style:font-weight-complex="bold"/>
    </style:style>
    <style:style style:name="P36" style:family="paragraph" style:parent-style-name="Text_20_body" style:list-style-name="L32">
      <style:paragraph-properties fo:margin-left="0cm" fo:margin-right="0cm" fo:margin-top="0cm" fo:margin-bottom="0cm" style:contextual-spacing="false" fo:text-indent="0cm" style:auto-text-indent="false" fo:padding="0.049cm" fo:border="0.06pt solid #000000"/>
      <style:text-properties fo:font-size="6.5pt"/>
    </style:style>
    <style:style style:name="P37" style:family="paragraph" style:parent-style-name="Text_20_body" style:list-style-name="L32">
      <style:paragraph-properties fo:margin-left="0cm" fo:margin-right="0cm" fo:margin-top="0cm" fo:margin-bottom="0.141cm" style:contextual-spacing="false" fo:text-indent="0cm" style:auto-text-indent="false" fo:padding="0.049cm" fo:border="0.06pt solid #000000"/>
      <style:text-properties fo:font-size="6.5pt"/>
    </style:style>
    <style:style style:name="P38"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font-size="6.5pt"/>
    </style:style>
    <style:style style:name="P39"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font-size="6.5pt" fo:font-style="italic" style:font-style-asian="italic" style:font-style-complex="italic"/>
    </style:style>
    <style:style style:name="P40" style:family="paragraph" style:parent-style-name="Text_20_body" style:list-style-name="L40">
      <style:paragraph-properties fo:margin-left="0cm" fo:margin-right="0cm" fo:margin-top="0cm" fo:margin-bottom="0cm" style:contextual-spacing="false" fo:text-indent="0cm" style:auto-text-indent="false" fo:padding="0.049cm" fo:border="0.06pt solid #000000"/>
      <style:text-properties fo:font-size="6.5pt" fo:font-style="italic" style:font-style-asian="italic" style:font-style-complex="italic"/>
    </style:style>
    <style:style style:name="P41" style:family="paragraph" style:parent-style-name="Text_20_body" style:list-style-name="L43">
      <style:paragraph-properties fo:margin-left="0cm" fo:margin-right="0cm" fo:margin-top="0cm" fo:margin-bottom="0.141cm" style:contextual-spacing="false" fo:text-indent="0cm" style:auto-text-indent="false" fo:padding="0.049cm" fo:border="0.06pt solid #000000"/>
      <style:text-properties fo:font-size="6.5pt" fo:font-style="italic" style:font-style-asian="italic" style:font-style-complex="italic"/>
    </style:style>
    <style:style style:name="P42" style:family="paragraph" style:parent-style-name="Text_20_body" style:list-style-name="L43">
      <style:paragraph-properties fo:margin-left="0cm" fo:margin-right="0cm" fo:margin-top="0cm" fo:margin-bottom="0cm" style:contextual-spacing="false" fo:text-indent="0cm" style:auto-text-indent="false" fo:padding="0.049cm" fo:border="0.06pt solid #000000"/>
      <style:text-properties fo:font-size="6.5pt" fo:font-style="italic" style:font-style-asian="italic" style:font-style-complex="italic"/>
    </style:style>
    <style:style style:name="P43" style:family="paragraph" style:parent-style-name="Text_20_body" style:list-style-name="L44">
      <style:paragraph-properties fo:margin-left="0cm" fo:margin-right="0cm" fo:margin-top="0cm" fo:margin-bottom="0cm" style:contextual-spacing="false" fo:text-indent="0cm" style:auto-text-indent="false" fo:padding="0.049cm" fo:border="0.06pt solid #000000"/>
      <style:text-properties fo:font-size="6.5pt" fo:font-style="italic" style:font-style-asian="italic" style:font-style-complex="italic"/>
    </style:style>
    <style:style style:name="P44" style:family="paragraph" style:parent-style-name="Text_20_body" style:list-style-name="L44">
      <style:paragraph-properties fo:margin-left="0cm" fo:margin-right="0cm" fo:margin-top="0cm" fo:margin-bottom="0.141cm" style:contextual-spacing="false" fo:text-indent="0cm" style:auto-text-indent="false" fo:padding="0.049cm" fo:border="0.06pt solid #000000"/>
      <style:text-properties fo:font-size="6.5pt" fo:font-style="italic" style:font-style-asian="italic" style:font-style-complex="italic"/>
    </style:style>
    <style:style style:name="P45" style:family="paragraph" style:parent-style-name="Text_20_body" style:list-style-name="L45">
      <style:paragraph-properties fo:margin-left="0cm" fo:margin-right="0cm" fo:margin-top="0cm" fo:margin-bottom="0.141cm" style:contextual-spacing="false" fo:text-indent="0cm" style:auto-text-indent="false" fo:padding="0.049cm" fo:border="0.06pt solid #000000"/>
      <style:text-properties fo:font-size="6.5pt" fo:font-style="italic" style:font-style-asian="italic" style:font-style-complex="italic"/>
    </style:style>
    <style:style style:name="P46" style:family="paragraph" style:parent-style-name="Text_20_body" style:list-style-name="L45">
      <style:paragraph-properties fo:margin-left="0cm" fo:margin-right="0cm" fo:margin-top="0cm" fo:margin-bottom="0cm" style:contextual-spacing="false" fo:text-indent="0cm" style:auto-text-indent="false" fo:padding="0.049cm" fo:border="0.06pt solid #000000"/>
      <style:text-properties fo:font-size="6.5pt" fo:font-style="italic" style:font-style-asian="italic" style:font-style-complex="italic"/>
    </style:style>
    <style:style style:name="P47" style:family="paragraph" style:parent-style-name="Text_20_body" style:list-style-name="L49">
      <style:paragraph-properties fo:margin-left="0cm" fo:margin-right="0cm" fo:margin-top="0cm" fo:margin-bottom="0cm" style:contextual-spacing="false" fo:text-indent="0cm" style:auto-text-indent="false" fo:padding="0.049cm" fo:border="0.06pt solid #000000"/>
      <style:text-properties fo:font-size="6.5pt" fo:font-style="italic" style:font-style-asian="italic" style:font-style-complex="italic"/>
    </style:style>
    <style:style style:name="P48" style:family="paragraph" style:parent-style-name="Text_20_body" style:list-style-name="L49">
      <style:paragraph-properties fo:margin-left="0cm" fo:margin-right="0cm" fo:margin-top="0cm" fo:margin-bottom="0.141cm" style:contextual-spacing="false" fo:text-indent="0cm" style:auto-text-indent="false" fo:padding="0.049cm" fo:border="0.06pt solid #000000"/>
      <style:text-properties fo:font-size="6.5pt" fo:font-style="italic" style:font-style-asian="italic" style:font-style-complex="italic"/>
    </style:style>
    <style:style style:name="P49" style:family="paragraph" style:parent-style-name="Text_20_body" style:list-style-name="L50">
      <style:paragraph-properties fo:margin-left="0cm" fo:margin-right="0cm" fo:margin-top="0cm" fo:margin-bottom="0.141cm" style:contextual-spacing="false" fo:text-indent="0cm" style:auto-text-indent="false" fo:padding="0.049cm" fo:border="0.06pt solid #000000"/>
      <style:text-properties fo:font-size="6.5pt" fo:font-style="italic" style:font-style-asian="italic" style:font-style-complex="italic"/>
    </style:style>
    <style:style style:name="P50" style:family="paragraph" style:parent-style-name="Text_20_body" style:list-style-name="L50">
      <style:paragraph-properties fo:margin-left="0cm" fo:margin-right="0cm" fo:margin-top="0cm" fo:margin-bottom="0cm" style:contextual-spacing="false" fo:text-indent="0cm" style:auto-text-indent="false" fo:padding="0.049cm" fo:border="0.06pt solid #000000"/>
      <style:text-properties fo:font-size="6.5pt" fo:font-style="italic" style:font-style-asian="italic" style:font-style-complex="italic"/>
    </style:style>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1">
      <style:text-properties officeooo:paragraph-rsid="0022c7ff"/>
    </style:style>
    <style:style style:name="P73" style:family="paragraph" style:parent-style-name="Text_20_body" style:list-style-name="L32">
      <style:paragraph-properties fo:margin-left="0cm" fo:margin-right="0cm" fo:margin-top="0cm" fo:margin-bottom="0cm" style:contextual-spacing="false" fo:text-indent="0cm" style:auto-text-indent="false" fo:padding="0.049cm" fo:border="0.06pt solid #000000"/>
    </style:style>
    <style:style style:name="P74" style:family="paragraph" style:parent-style-name="Text_20_body" style:list-style-name="L33">
      <style:paragraph-properties fo:margin-left="0cm" fo:margin-right="0cm" fo:margin-top="0cm" fo:margin-bottom="0cm" style:contextual-spacing="false" fo:text-indent="0cm" style:auto-text-indent="false" fo:padding="0.049cm" fo:border="0.06pt solid #000000"/>
      <style:text-properties fo:color="#00a933" loext:opacity="100%" fo:font-size="6.5pt"/>
    </style:style>
    <style:style style:name="P75" style:family="paragraph" style:parent-style-name="Text_20_body" style:list-style-name="L34">
      <style:paragraph-properties fo:margin-left="0cm" fo:margin-right="0cm" fo:margin-top="0cm" fo:margin-bottom="0cm" style:contextual-spacing="false" fo:text-indent="0cm" style:auto-text-indent="false" fo:padding="0.049cm" fo:border="0.06pt solid #000000"/>
      <style:text-properties fo:color="#00a933" loext:opacity="100%" fo:font-size="6.5pt"/>
    </style:style>
    <style:style style:name="P76" style:family="paragraph" style:parent-style-name="Text_20_body" style:list-style-name="L32">
      <style:paragraph-properties fo:margin-left="0cm" fo:margin-right="0cm" fo:margin-top="0cm" fo:margin-bottom="0cm" style:contextual-spacing="false" fo:text-indent="0cm" style:auto-text-indent="false" fo:padding="0.049cm" fo:border="0.06pt solid #000000"/>
      <style:text-properties fo:color="#00a933" loext:opacity="100%" fo:font-size="6.5pt"/>
    </style:style>
    <style:style style:name="P77" style:family="paragraph" style:parent-style-name="Text_20_body" style:list-style-name="L32">
      <style:paragraph-properties fo:margin-left="0cm" fo:margin-right="0cm" fo:margin-top="0cm" fo:margin-bottom="0.141cm" style:contextual-spacing="false" fo:text-indent="0cm" style:auto-text-indent="false" fo:padding="0.049cm" fo:border="0.06pt solid #000000"/>
      <style:text-properties fo:color="#00a933" loext:opacity="100%" fo:font-size="6.5pt"/>
    </style:style>
    <style:style style:name="P78" style:family="paragraph" style:parent-style-name="Text_20_body" style:list-style-name="L35">
      <style:paragraph-properties fo:margin-left="0cm" fo:margin-right="0cm" fo:margin-top="0cm" fo:margin-bottom="0cm" style:contextual-spacing="false" fo:text-indent="0cm" style:auto-text-indent="false" fo:padding="0.049cm" fo:border="0.06pt solid #000000"/>
      <style:text-properties fo:color="#00a933" loext:opacity="100%" fo:font-size="6.5pt"/>
    </style:style>
    <style:style style:name="P79"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color="#00a933" loext:opacity="100%" fo:font-size="6.5pt"/>
    </style:style>
    <style:style style:name="P80" style:family="paragraph" style:parent-style-name="Text_20_body">
      <style:paragraph-properties fo:margin-left="0cm" fo:margin-right="0cm" fo:margin-top="0cm" fo:margin-bottom="0.141cm" style:contextual-spacing="false" fo:text-indent="0cm" style:auto-text-indent="false" fo:padding="0.049cm" fo:border="0.06pt solid #000000"/>
      <style:text-properties fo:color="#00a933" loext:opacity="100%" fo:font-size="6.5pt"/>
    </style:style>
    <style:style style:name="P81" style:family="paragraph" style:parent-style-name="Text_20_body" style:list-style-name="L36"/>
    <style:style style:name="P82" style:family="paragraph" style:parent-style-name="Text_20_body" style:list-style-name="L36">
      <style:text-properties fo:font-size="6pt" style:font-size-asian="6pt" style:font-size-complex="6pt"/>
    </style:style>
    <style:style style:name="P83" style:family="paragraph" style:parent-style-name="Text_20_body" style:list-style-name="L32">
      <style:paragraph-properties fo:margin-left="0cm" fo:margin-right="0cm" fo:margin-top="0cm" fo:margin-bottom="0.141cm" style:contextual-spacing="false" fo:text-indent="0cm" style:auto-text-indent="false" fo:padding="0.049cm" fo:border="0.06pt solid #000000"/>
      <style:text-properties fo:color="#ff4000" loext:opacity="100%" fo:font-size="6.5pt"/>
    </style:style>
    <style:style style:name="P84" style:family="paragraph" style:parent-style-name="Text_20_body">
      <style:paragraph-properties fo:margin-left="0cm" fo:margin-right="0cm" fo:margin-top="0cm" fo:margin-bottom="0.141cm" style:contextual-spacing="false" fo:text-indent="0cm" style:auto-text-indent="false" fo:padding="0.049cm" fo:border="0.06pt solid #000000"/>
      <style:text-properties fo:color="#ff4000" loext:opacity="100%" fo:font-size="6.5pt"/>
    </style:style>
    <style:style style:name="P85"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color="#3faf46" loext:opacity="100%" fo:font-size="6.5pt"/>
    </style:style>
    <style:style style:name="P86" style:family="paragraph" style:parent-style-name="Text_20_body">
      <style:paragraph-properties fo:margin-left="0cm" fo:margin-right="0cm" fo:margin-top="0cm" fo:margin-bottom="0cm" style:contextual-spacing="false" fo:text-indent="0cm" style:auto-text-indent="false" fo:padding="0.049cm" fo:border="0.06pt solid #000000"/>
    </style:style>
    <style:style style:name="P87"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color="#1c1c1c" loext:opacity="100%" fo:font-size="6.5pt" fo:font-style="italic" style:font-style-asian="italic" style:font-style-complex="italic"/>
    </style:style>
    <style:style style:name="P88"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color="#468a1a" loext:opacity="100%" fo:font-size="6.5pt" fo:font-style="italic" style:font-style-asian="italic" style:font-style-complex="italic"/>
    </style:style>
    <style:style style:name="P89" style:family="paragraph" style:parent-style-name="Text_20_body" style:list-style-name="L39">
      <style:paragraph-properties fo:margin-left="0cm" fo:margin-right="0cm" fo:margin-top="0cm" fo:margin-bottom="0cm" style:contextual-spacing="false" fo:text-indent="0cm" style:auto-text-indent="false" fo:padding="0.049cm" fo:border="0.06pt solid #000000"/>
      <style:text-properties fo:color="#468a1a" loext:opacity="100%" fo:font-size="6.5pt" fo:font-style="italic" style:font-style-asian="italic" style:font-style-complex="italic"/>
    </style:style>
    <style:style style:name="P90" style:family="paragraph" style:parent-style-name="Text_20_body" style:list-style-name="L42">
      <style:paragraph-properties fo:margin-left="0cm" fo:margin-right="0cm" fo:margin-top="0cm" fo:margin-bottom="0cm" style:contextual-spacing="false" fo:text-indent="0cm" style:auto-text-indent="false" fo:padding="0.049cm" fo:border="0.06pt solid #000000"/>
      <style:text-properties fo:color="#468a1a" loext:opacity="100%" fo:font-size="6.5pt" fo:font-style="italic" style:font-style-asian="italic" style:font-style-complex="italic"/>
    </style:style>
    <style:style style:name="P91" style:family="paragraph" style:parent-style-name="Text_20_body">
      <style:paragraph-properties fo:margin-left="0cm" fo:margin-right="0cm" fo:margin-top="0cm" fo:margin-bottom="0cm" style:contextual-spacing="false" fo:text-indent="0cm" style:auto-text-indent="false" fo:padding="0.049cm" fo:border="0.06pt solid #000000"/>
      <style:text-properties officeooo:paragraph-rsid="00329ce4"/>
    </style:style>
    <style:style style:name="P92" style:family="paragraph" style:parent-style-name="Text_20_body" style:list-style-name="L43">
      <style:paragraph-properties fo:margin-left="0cm" fo:margin-right="0cm" fo:margin-top="0cm" fo:margin-bottom="0.141cm" style:contextual-spacing="false" fo:text-indent="0cm" style:auto-text-indent="false" fo:padding="0.049cm" fo:border="0.06pt solid #000000"/>
      <style:text-properties fo:color="#ff0000" loext:opacity="100%" fo:font-size="6.5pt" fo:font-style="italic" officeooo:paragraph-rsid="00329ce4" style:font-style-asian="italic" style:font-style-complex="italic"/>
    </style:style>
    <style:style style:name="P93" style:family="paragraph" style:parent-style-name="Text_20_body" style:list-style-name="L43">
      <style:paragraph-properties fo:margin-left="0cm" fo:margin-right="0cm" fo:margin-top="0cm" fo:margin-bottom="0cm" style:contextual-spacing="false" fo:text-indent="0cm" style:auto-text-indent="false" fo:padding="0.049cm" fo:border="0.06pt solid #000000"/>
      <style:text-properties fo:color="#ff0000" loext:opacity="100%" fo:font-size="6.5pt" fo:font-style="italic" officeooo:paragraph-rsid="00329ce4" style:font-style-asian="italic" style:font-style-complex="italic"/>
    </style:style>
    <style:style style:name="P94" style:family="paragraph" style:parent-style-name="Text_20_body" style:list-style-name="L46">
      <style:paragraph-properties fo:margin-left="0cm" fo:margin-right="0cm" fo:margin-top="0cm" fo:margin-bottom="0cm" style:contextual-spacing="false" fo:text-indent="0cm" style:auto-text-indent="false" fo:padding="0.049cm" fo:border="0.06pt solid #000000"/>
      <style:text-properties fo:color="#ff0000" loext:opacity="100%" fo:font-size="6.5pt" fo:font-style="italic" officeooo:paragraph-rsid="00329ce4" style:font-style-asian="italic" style:font-style-complex="italic"/>
    </style:style>
    <style:style style:name="P95" style:family="paragraph" style:parent-style-name="Text_20_body" style:list-style-name="L46">
      <style:paragraph-properties fo:margin-left="0cm" fo:margin-right="0cm" fo:margin-top="0cm" fo:margin-bottom="0.141cm" style:contextual-spacing="false" fo:text-indent="0cm" style:auto-text-indent="false" fo:padding="0.049cm" fo:border="0.06pt solid #000000"/>
      <style:text-properties fo:color="#ff0000" loext:opacity="100%" fo:font-size="6.5pt" fo:font-style="italic" officeooo:paragraph-rsid="00329ce4" style:font-style-asian="italic" style:font-style-complex="italic"/>
    </style:style>
    <style:style style:name="P96" style:family="paragraph" style:parent-style-name="Text_20_body" style:list-style-name="L47">
      <style:paragraph-properties fo:margin-left="0cm" fo:margin-right="0cm" fo:margin-top="0cm" fo:margin-bottom="0.141cm" style:contextual-spacing="false" fo:text-indent="0cm" style:auto-text-indent="false" fo:padding="0.049cm" fo:border="0.06pt solid #000000"/>
      <style:text-properties fo:color="#ff0000" loext:opacity="100%" fo:font-size="6.5pt" fo:font-style="italic" officeooo:paragraph-rsid="00329ce4" style:font-style-asian="italic" style:font-style-complex="italic"/>
    </style:style>
    <style:style style:name="P97" style:family="paragraph" style:parent-style-name="Text_20_body" style:list-style-name="L47">
      <style:paragraph-properties fo:margin-left="0cm" fo:margin-right="0cm" fo:margin-top="0cm" fo:margin-bottom="0cm" style:contextual-spacing="false" fo:text-indent="0cm" style:auto-text-indent="false" fo:padding="0.049cm" fo:border="0.06pt solid #000000"/>
      <style:text-properties fo:color="#ff0000" loext:opacity="100%" fo:font-size="6.5pt" fo:font-style="italic" officeooo:paragraph-rsid="00329ce4" style:font-style-asian="italic" style:font-style-complex="italic"/>
    </style:style>
    <style:style style:name="P98"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color="#ff0000" loext:opacity="100%" fo:font-size="6.5pt" fo:font-style="italic" officeooo:paragraph-rsid="00329ce4" style:font-style-asian="italic" style:font-style-complex="italic"/>
    </style:style>
    <style:style style:name="P99" style:family="paragraph" style:parent-style-name="Text_20_body">
      <style:paragraph-properties fo:margin-left="0cm" fo:margin-right="0cm" fo:margin-top="0cm" fo:margin-bottom="0cm" style:contextual-spacing="false" fo:text-indent="0cm" style:auto-text-indent="false" fo:padding="0.049cm" fo:border="0.06pt solid #000000"/>
      <style:text-properties fo:color="#ff0000" loext:opacity="100%" fo:font-size="6.5pt"/>
    </style:style>
    <style:style style:name="P100" style:family="paragraph" style:parent-style-name="Text_20_body" style:list-style-name="L32">
      <style:paragraph-properties fo:margin-left="0cm" fo:margin-right="0cm" fo:margin-top="0cm" fo:margin-bottom="0cm" style:contextual-spacing="false" fo:text-indent="0cm" style:auto-text-indent="false" fo:padding="0.049cm" fo:border="0.06pt solid #000000"/>
      <style:text-properties fo:color="#77bc65" loext:opacity="100%" fo:font-size="6.5pt"/>
    </style:style>
    <style:style style:name="P101" style:family="paragraph" style:parent-style-name="Text_20_body" style:list-style-name="L48">
      <style:paragraph-properties fo:margin-left="0cm" fo:margin-right="0cm" fo:margin-top="0cm" fo:margin-bottom="0.141cm" style:contextual-spacing="false" fo:text-indent="0cm" style:auto-text-indent="false" fo:padding="0.049cm" fo:border="0.06pt solid #000000"/>
      <style:text-properties fo:color="#77bc65" loext:opacity="100%" fo:font-size="6.5pt" fo:font-style="italic" style:font-style-asian="italic" style:font-style-complex="italic"/>
    </style:style>
    <style:style style:name="P102" style:family="paragraph" style:parent-style-name="Text_20_body" style:list-style-name="L48">
      <style:paragraph-properties fo:margin-left="0cm" fo:margin-right="0cm" fo:margin-top="0cm" fo:margin-bottom="0cm" style:contextual-spacing="false" fo:text-indent="0cm" style:auto-text-indent="false" fo:padding="0.049cm" fo:border="0.06pt solid #000000"/>
      <style:text-properties fo:color="#77bc65" loext:opacity="100%" fo:font-size="6.5pt" fo:font-style="italic" style:font-style-asian="italic" style:font-style-complex="italic"/>
    </style:style>
    <style:style style:name="P103" style:family="paragraph" style:parent-style-name="Text_20_body" style:list-style-name="L48">
      <style:paragraph-properties fo:margin-left="0cm" fo:margin-right="0cm" fo:margin-top="0cm" fo:margin-bottom="0cm" style:contextual-spacing="false" fo:text-indent="0cm" style:auto-text-indent="false" fo:padding="0.049cm" fo:border="0.06pt solid #000000"/>
    </style:style>
    <style:style style:name="P104" style:family="paragraph" style:parent-style-name="Text_20_body" style:list-style-name="L51">
      <style:paragraph-properties fo:margin-left="0cm" fo:margin-right="0cm" fo:margin-top="0cm" fo:margin-bottom="0cm" style:contextual-spacing="false" fo:text-indent="0cm" style:auto-text-indent="false" fo:padding="0.049cm" fo:border="0.06pt solid #000000"/>
      <style:text-properties fo:color="#d4ea6b" loext:opacity="100%" fo:font-size="6pt" fo:font-style="italic" style:font-size-asian="6pt" style:font-style-asian="italic" style:font-size-complex="6pt" style:font-style-complex="italic"/>
    </style:style>
    <style:style style:name="P105" style:family="paragraph" style:parent-style-name="Text_20_body" style:list-style-name="L52">
      <style:paragraph-properties fo:margin-left="0cm" fo:margin-right="0cm" fo:margin-top="0cm" fo:margin-bottom="0cm" style:contextual-spacing="false" fo:text-indent="0cm" style:auto-text-indent="false" fo:padding="0.049cm" fo:border="0.06pt solid #000000"/>
      <style:text-properties fo:color="#d4ea6b" loext:opacity="100%" fo:font-size="6pt" fo:font-style="italic" style:font-size-asian="6pt" style:font-style-asian="italic" style:font-size-complex="6pt" style:font-style-complex="italic"/>
    </style:style>
    <style:style style:name="P106" style:family="paragraph" style:parent-style-name="Text_20_body" style:list-style-name="L53">
      <style:paragraph-properties fo:margin-left="0cm" fo:margin-right="0cm" fo:margin-top="0cm" fo:margin-bottom="0cm" style:contextual-spacing="false" fo:text-indent="0cm" style:auto-text-indent="false" fo:padding="0.049cm" fo:border="0.06pt solid #000000"/>
      <style:text-properties fo:color="#d4ea6b" loext:opacity="100%" fo:font-size="6pt" fo:font-style="italic" style:font-size-asian="6pt" style:font-style-asian="italic" style:font-size-complex="6pt" style:font-style-complex="italic"/>
    </style:style>
    <style:style style:name="T1" style:family="text">
      <style:text-properties fo:font-weight="bold" style:font-weight-asian="bold" style:font-weight-complex="bold"/>
    </style:style>
    <style:style style:name="T2" style:family="text">
      <style:text-properties fo:font-size="6.5pt"/>
    </style:style>
    <style:style style:name="T3" style:family="text">
      <style:text-properties fo:font-size="6.5pt" fo:font-weight="bold" loext:padding="0.049cm" loext:border="0.06pt solid #000000"/>
    </style:style>
    <style:style style:name="T4" style:family="text">
      <style:text-properties fo:font-size="6.5pt" fo:font-weight="bold" loext:padding-left="0.071cm" loext:padding-right="0cm" loext:padding-top="0.049cm" loext:padding-bottom="0.049cm" loext:border-left="0.06pt solid #000000" loext:border-right="none" loext:border-top="0.06pt solid #000000" loext:border-bottom="0.06pt solid #000000"/>
    </style:style>
    <style:style style:name="T5" style:family="text">
      <style:text-properties fo:font-size="6.5pt" fo:font-style="italic" style:font-style-asian="italic" style:font-style-complex="italic"/>
    </style:style>
    <style:style style:name="T6" style:family="text">
      <style:text-properties fo:font-size="6.5pt" fo:font-style="italic" fo:font-weight="bold" style:font-style-asian="italic" style:font-style-complex="italic" loext:padding="0.049cm" loext:border="0.06pt solid #000000"/>
    </style:style>
    <style:style style:name="T7" style:family="text">
      <style:text-properties fo:font-size="6.5pt" fo:font-style="italic" fo:font-weight="bold" style:font-style-asian="italic" style:font-style-complex="italic" loext:padding-left="0.071cm" loext:padding-right="0cm" loext:padding-top="0.049cm" loext:padding-bottom="0.049cm" loext:border-left="0.06pt solid #000000" loext:border-right="none" loext:border-top="0.06pt solid #000000" loext:border-bottom="0.06pt solid #000000"/>
    </style:style>
    <style:style style:name="T8" style:family="text">
      <style:text-properties loext:padding-left="0.071cm" loext:padding-right="0cm" loext:padding-top="0.049cm" loext:padding-bottom="0.049cm" loext:border-left="0.06pt solid #000000" loext:border-right="none" loext:border-top="0.06pt solid #000000" loext:border-bottom="0.06pt solid #000000"/>
    </style:style>
    <style:style style:name="T9" style:family="text">
      <style:text-properties officeooo:rsid="001ec2aa"/>
    </style:style>
    <style:style style:name="T10" style:family="text">
      <style:text-properties fo:font-variant="normal" fo:text-transform="none" style:font-name="Segoe WPC" fo:font-size="6.5pt" fo:letter-spacing="normal" fo:font-style="normal"/>
    </style:style>
    <style:style style:name="T11" style:family="text">
      <style:text-properties fo:font-variant="normal" fo:text-transform="none" style:font-name="Segoe WPC" fo:font-size="6.5pt" fo:letter-spacing="normal" fo:font-style="normal" officeooo:rsid="0020979a"/>
    </style:style>
    <style:style style:name="T12" style:family="text">
      <style:text-properties fo:font-variant="normal" fo:text-transform="none" style:font-name="Segoe WPC" fo:font-size="6.5pt" fo:letter-spacing="normal" fo:font-style="normal" officeooo:rsid="0022c7ff"/>
    </style:style>
    <style:style style:name="T13" style:family="text">
      <style:text-properties fo:font-variant="normal" fo:text-transform="none" fo:color="#000000" loext:opacity="100%" style:font-name="Segoe WPC" fo:font-size="6.5pt" fo:letter-spacing="normal" fo:font-style="normal" fo:font-weight="normal"/>
    </style:style>
    <style:style style:name="T14" style:family="text">
      <style:text-properties fo:color="#000000" loext:opacity="100%"/>
    </style:style>
    <style:style style:name="T15" style:family="text">
      <style:text-properties fo:color="#000000" loext:opacity="100%" fo:font-weight="bold" style:font-weight-asian="bold" style:font-weight-complex="bold"/>
    </style:style>
    <style:style style:name="T16" style:family="text">
      <style:text-properties fo:color="#000000" loext:opacity="100%" fo:font-weight="bold" officeooo:rsid="0022c7ff" style:font-weight-asian="bold" style:font-weight-complex="bold"/>
    </style:style>
    <style:style style:name="T17" style:family="text">
      <style:text-properties fo:color="#000000" loext:opacity="100%" fo:font-size="14pt" style:font-size-asian="14pt" style:font-size-complex="14pt"/>
    </style:style>
    <style:style style:name="T18" style:family="text">
      <style:text-properties fo:color="#00a933" loext:opacity="100%"/>
    </style:style>
    <style:style style:name="T19" style:family="text">
      <style:text-properties fo:color="#00a933" loext:opacity="100%" fo:font-weight="bold" loext:padding="0.049cm" loext:border="0.06pt solid #000000"/>
    </style:style>
    <style:style style:name="T20" style:family="text">
      <style:text-properties fo:color="#00a933" loext:opacity="100%" fo:font-size="6.5pt" fo:font-weight="bold" loext:padding="0.049cm" loext:border="0.06pt solid #000000"/>
    </style:style>
    <style:style style:name="T21" style:family="text">
      <style:text-properties fo:color="#00a933" loext:opacity="100%" loext:padding-left="0.071cm" loext:padding-right="0cm" loext:padding-top="0.049cm" loext:padding-bottom="0.049cm" loext:border-left="0.06pt solid #000000" loext:border-right="none" loext:border-top="0.06pt solid #000000" loext:border-bottom="0.06pt solid #000000"/>
    </style:style>
    <style:style style:name="T22" style:family="text">
      <style:text-properties fo:font-size="6pt" style:font-size-asian="6pt" style:font-size-complex="6pt"/>
    </style:style>
    <style:style style:name="T23" style:family="text">
      <style:text-properties fo:font-size="6pt" fo:font-style="italic" fo:font-weight="bold" style:font-size-asian="6pt" style:font-style-asian="italic" style:font-size-complex="6pt" style:font-style-complex="italic" loext:padding="0.049cm" loext:border="0.06pt solid #000000"/>
    </style:style>
    <style:style style:name="T24" style:family="text">
      <style:text-properties officeooo:rsid="002c4d49"/>
    </style:style>
    <style:style style:name="T25" style:family="text">
      <style:text-properties fo:color="#1c1c1c" loext:opacity="100%"/>
    </style:style>
    <style:style style:name="T26" style:family="text">
      <style:text-properties fo:color="#1c1c1c" loext:opacity="100%" loext:padding-left="0.071cm" loext:padding-right="0cm" loext:padding-top="0.049cm" loext:padding-bottom="0.049cm" loext:border-left="0.06pt solid #000000" loext:border-right="none" loext:border-top="0.06pt solid #000000" loext:border-bottom="0.06pt solid #000000"/>
    </style:style>
    <style:style style:name="T27" style:family="text">
      <style:text-properties fo:font-style="italic" fo:font-weight="bold" style:font-style-asian="italic" style:font-style-complex="italic" loext:padding="0.049cm" loext:border="0.06pt solid #000000"/>
    </style:style>
    <style:style style:name="T28" style:family="text">
      <style:text-properties fo:color="#ff0000" loext:opacity="100%" fo:font-size="6.5pt" fo:font-style="italic" fo:font-weight="bold" style:font-style-asian="italic" style:font-style-complex="italic" loext:padding="0.049cm" loext:border="0.06pt solid #000000"/>
    </style:style>
    <style:style style:name="T29" style:family="text">
      <style:text-properties fo:color="#77bc65" loext:opacity="100%" fo:font-size="6.5pt" fo:font-style="italic" fo:font-weight="bold" style:font-style-asian="italic" style:font-style-complex="italic" loext:padding="0.049cm" loext:border="0.06pt solid #000000"/>
    </style:style>
    <style:style style:name="T30" style:family="text">
      <style:text-properties fo:color="#77bc65" loext:opacity="100%" fo:font-size="6.5pt" fo:font-style="italic" fo:font-weight="bold" style:font-style-asian="italic" style:font-style-complex="italic" loext:padding-left="0.071cm" loext:padding-right="0cm" loext:padding-top="0.049cm" loext:padding-bottom="0.049cm" loext:border-left="0.06pt solid #000000" loext:border-right="none" loext:border-top="0.06pt solid #000000" loext:border-bottom="0.06pt solid #000000"/>
    </style:style>
    <style:style style:name="T31" style:family="text">
      <style:text-properties fo:color="#77bc65" loext:opacity="100%" fo:font-size="6.5pt" fo:font-style="italic" style:font-style-asian="italic" style:font-style-complex="italic"/>
    </style:style>
    <style:style style:name="T32" style:family="text">
      <style:text-properties fo:color="#77bc65" loext:opacity="100%" fo:font-size="6.5pt" fo:font-style="italic" style:font-style-asian="italic" style:font-style-complex="italic" loext:padding-left="0.071cm" loext:padding-right="0cm" loext:padding-top="0.049cm" loext:padding-bottom="0.049cm" loext:border-left="0.06pt solid #000000" loext:border-right="none" loext:border-top="0.06pt solid #000000" loext:border-bottom="0.06pt solid #000000"/>
    </style:style>
    <style:style style:name="T33" style:family="text">
      <style:text-properties fo:color="#d4ea6b" loext:opacity="100%" fo:font-size="6pt" fo:font-style="italic" fo:font-weight="bold" style:font-size-asian="6pt" style:font-style-asian="italic" style:font-size-complex="6pt" style:font-style-complex="italic" loext:padding="0.049cm" loext:border="0.06pt solid #000000"/>
    </style:style>
    <text:list-style style:name="L1">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217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217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217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217cm" text:min-label-width="0.499cm"/>
      </text:list-level-style-number>
      <text:list-level-style-bullet text:level="2" text:style-name="Bullet_20_Symbols" loext:num-list-format="%2%." style:num-suffix="." text:bullet-char="">
        <style:list-level-properties text:space-before="0.065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217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217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217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217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217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0.065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0.065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217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cê agora atua como ARQUITETO PRINCIPAL DO SISTEMA EIAH.</text:p>
      <text:p text:style-name="P1"/>
      <text:p text:style-name="P1">Contexto:</text:p>
      <text:p text:style-name="P1">- O projeto EIAH atualmente possui múltiplos agentes (assistentes/bots/processos de automação) que realizam tarefas específicas.</text:p>
      <text:p text:style-name="P1">- Esses agentes hoje funcionam mais como "ferramentas separadas".</text:p>
      <text:p text:style-name="P1">- O objetivo é evoluir para o EIAH_Builder: uma IA Agentic autêntica, sustentável, multiusuário e com autonomia de decisão/ação.</text:p>
      <text:p text:style-name="P1">- “Agentic autêntica” significa: percebe contexto, define objetivos, cria plano, executa ações, avalia resultado e se ajusta continuamente.</text:p>
      <text:p text:style-name="P1">- “Sustentável” significa: fácil de manter, modular, reaproveita componentes e escala sem reescrever tudo.</text:p>
      <text:p text:style-name="P1">- “Multiusuário” significa: vários usuários/empresas podem usar o mesmo núcleo inteligente sem vazar contexto entre eles.</text:p>
      <text:p text:style-name="P1"/>
      <text:p text:style-name="P1">Sua missão:</text:p>
      <text:p text:style-name="P1">1. Analisar o código/arquitetura que eu vou te enviar do EIAH.</text:p>
      <text:p text:style-name="P1">2. Identificar como os agentes atuais estão estruturados (ex: scripts independentes, classes, serviços, filas, webhooks etc.).</text:p>
      <text:p text:style-name="P1">3. Apontar limitações do modelo atual para virar um agente realmente agentic.</text:p>
      <text:p text:style-name="P1">4. Propor uma evolução clara de arquitetura para:</text:p>
      <text:p text:style-name="P1"><text:s text:c="3"/>a) tornar o EIAH um agente central coordenador ("orquestrador" ou "cérebro"),</text:p>
      <text:p text:style-name="P1"><text:s text:c="3"/>b) permitir múltiplos usuários simultâneos com isolamento de contexto,</text:p>
      <text:p text:style-name="P1"><text:s text:c="3"/>c) manter custo e manutenção saudáveis (sustentável),</text:p>
      <text:p text:style-name="P1"><text:s text:c="3"/>d) registrar histórico e aprendizado contínuo.</text:p>
      <text:p text:style-name="Standard"/>
      <text:p text:style-name="Standard">Como quero a resposta:</text:p>
      <text:p text:style-name="Standard">- Primeiro: resumo do que você entendeu da arquitetura atual (em bullets).</text:p>
      <text:p text:style-name="Standard">- Depois: problemas e riscos (técnicos / escalabilidade / segurança de contexto).</text:p>
      <text:p text:style-name="Standard">- Depois: proposta de arquitetura agentic alvo para o EIAH_Builder, em camadas. Explique cada camada.</text:p>
      <text:p text:style-name="Standard">- Depois: roadmap incremental em passos numerados (passo 1, passo 2, passo 3...). Cada passo deve ser pequeno e aplicável dentro do repositório atual.</text:p>
      <text:p text:style-name="Standard">- Por fim: sugira pontos específicos do código que deveriam virar módulos reutilizáveis (por exemplo: memória de usuário, gerente de objetivos, executor de ações externas, etc).</text:p>
      <text:p text:style-name="Standard"/>
      <text:p text:style-name="Standard">Regras importantes:</text:p>
      <text:p text:style-name="Standard">- Sempre trate “usuário final” como entidade separada (tenant / organização / conta). Nunca misture contexto entre usuários.</text:p>
      <text:p text:style-name="Standard">- Sempre proponha logs / memória / histórico de decisões do agente, porque isso é essencial para um comportamento agentic sustentável.</text:p>
      <text:p text:style-name="Standard">- Quando sugerir refatoração, sugira nomes de arquivos / pastas (por ex: `/core/agentOrchestrator.js`, `/memory/userContextStore.js`, `/actions/actionRegistry.js`).</text:p>
      <text:p text:style-name="Standard">- Evite falar só em teoria acadêmica. Eu quero sugestões aplicáveis diretamente no código.</text:p>
      <text:p text:style-name="Standard"/>
      <text:p text:style-name="P2">Primeira análise do vs code » <text:span text:style-name="T1">1. Analisar o código/arquitetura do EIAH.</text:span></text:p>
      <text:p text:style-name="P4"/>
      <text:p text:style-name="P10"><text:span text:style-name="Strong_20_Emphasis"><text:span text:style-name="T3">Arquitetura Atual</text:span></text:span></text:p>
      <text:list xml:id="list3482284378" text:style-name="L1">
        <text:list-item>
          <text:p text:style-name="P17">API Node/Express única injeta rotas de billing, runs, agents e defi sem camada adicional de orquestração (apps/api/src/index.ts:1).</text:p>
        </text:list-item>
        <text:list-item>
          <text:p text:style-name="P17">Fluxo de execução recebe payload, busca perfil no Prisma e grava o resultado do run de forma síncrona (apps/api/src/routes/runs.ts:56).</text:p>
        </text:list-item>
        <text:list-item>
          <text:p text:style-name="P18">Cada run chama diretamente o endpoint <text:span text:style-name="T8">chat/completions</text:span> da OpenAI usando somente system prompt e tools do perfil (apps/api/src/services/ai.ts:19).</text:p>
        </text:list-item>
        <text:list-item>
          <text:p text:style-name="P18">Persistência utiliza Prisma com tabelas planas para runs, quotas, pricing e agent profiles, indexadas apenas por <text:span text:style-name="T8">projectId</text:span> (apps/api/prisma/schema.prisma:16).</text:p>
        </text:list-item>
        <text:list-item>
          <text:p text:style-name="P18">Front-end React/Vite consome a API via cliente fino que lê token e <text:span text:style-name="T8">projectId</text:span> do <text:span text:style-name="T8">localStorage</text:span> para montar os headers (apps/web/src/lib/api.ts:29).</text:p>
        </text:list-item>
        <text:list-item>
          <text:p text:style-name="P17"><text:soft-page-break/>Catálogo self-service renderiza formulários e prompts a partir de configs estáticas por slug/agente (apps/web/src/pages/self-service/config.ts:1).</text:p>
        </text:list-item>
      </text:list>
      <text:p text:style-name="P10"><text:span text:style-name="Strong_20_Emphasis"><text:span text:style-name="T3">Limitações Principais</text:span></text:span></text:p>
      <text:list xml:id="list1460286440" text:style-name="L2">
        <text:list-item>
          <text:p text:style-name="P19">Ausência total de planejamento/orquestração: <text:span text:style-name="T8">executeAgentRun</text:span> delega tudo a um único request OpenAI sem ciclo de objetivos, memória ou autoavaliação (apps/api/src/services/ai.ts:19).</text:p>
        </text:list-item>
        <text:list-item>
          <text:p text:style-name="P20">Tools descritas nos perfis nunca são executadas; apenas passam como hints ao LLM, impedindo ações reais sobre sistemas externos (apps/api/src/services/ai.ts:42).</text:p>
        </text:list-item>
        <text:list-item>
          <text:p text:style-name="P19">Multiusuário frágil: <text:span text:style-name="T8">bearerAuth</text:span> só verifica existência de header e injeta <text:span text:style-name="T8">projectId</text:span>, caindo em “demo-project” quando ausente, sem vincular token a tenant/usuário (apps/api/src/middlewares/auth.ts:4).</text:p>
        </text:list-item>
        <text:list-item>
          <text:p text:style-name="P20">Runs armazenam apenas snapshot final (status, request/response) sem eventos intermediários, contexto do usuário ou avaliações, dificultando histórico e aprendizado (apps/api/prisma/schema.prisma:16).</text:p>
        </text:list-item>
        <text:list-item>
          <text:p text:style-name="P19">Front compartilha credenciais por <text:span text:style-name="T8">localStorage</text:span>, o que facilita vazamento entre abas e não suporta múltiplos workspaces simultâneos (apps/web/src/lib/api.ts:29).</text:p>
        </text:list-item>
      </text:list>
      <text:p text:style-name="P10"><text:span text:style-name="Strong_20_Emphasis"><text:span text:style-name="T3">Arquitetura Proposta</text:span></text:span></text:p>
      <text:list xml:id="list3395445402" text:style-name="L3">
        <text:list-item>
          <text:p text:style-name="P21">Orquestrador EIAH Core: serviço stateful (Node + Temporal, LangGraph ou equivalente) que encapsula o ciclo perceive→plan→act→reflect, mantém state machine por run e expõe uma API de alto nível para objetivos.</text:p>
        </text:list-item>
        <text:list-item>
          <text:p text:style-name="P21">Bus de eventos + Action Workers: fila (BullMQ, AWS SQS, NATS) distribui tarefas para workers especializados (DeFi, Jurídico, Marketing), cada um encapsulando ferramentas reais com guardrails e confirmações.</text:p>
        </text:list-item>
        <text:list-item>
          <text:p text:style-name="P21">Context Loader &amp; Memory Store: módulo que agrega contexto multi-fonte (dados do tenant, execuções recentes, embeddings) antes do planner, persistindo memórias em banco vetorial + storage temporal versionado.</text:p>
        </text:list-item>
        <text:list-item>
          <text:p text:style-name="P21">Avaliação Contínua &amp; Feedback: pipeline que grava passos, scores, feedback humano e métricas, reprocessa falhas e ajusta prompts/configs automaticamente.</text:p>
        </text:list-item>
        <text:list-item>
          <text:p text:style-name="P22">API Gateway multi-tenant: autenticação com tokens/JWT amarrados a <text:span text:style-name="T8">tenant_id</text:span> + <text:span text:style-name="T8">user_id</text:span>, isolamento por schema ou Row Level Security, tokens de serviço com escopos explícitos e segregação rígida de contexto.</text:p>
        </text:list-item>
        <text:list-item>
          <text:p text:style-name="P22">Camada compartilhada de contratos: extrair models Prisma, SDK HTTP/Queue e schemas zod para <text:span text:style-name="T8">packages/core</text:span>, permitindo que web, orchestrator e workers utilizem os mesmos tipos e reduzam custo de manutenção.</text:p>
        </text:list-item>
      </text:list>
      <text:p text:style-name="P10"><text:span text:style-name="Strong_20_Emphasis"><text:span text:style-name="T3">Próximos Passos</text:span></text:span></text:p>
      <text:list xml:id="list3454502889" text:style-name="L4">
        <text:list-item>
          <text:p text:style-name="P23">Redesenhar o modelo de dados introduzindo entidades <text:span text:style-name="T8">Tenant</text:span>, <text:span text:style-name="T8">Workspace</text:span>, <text:span text:style-name="T8">User</text:span>, “run events” e memória vetorial; migrar seeds e APIs para sempre exigir <text:span text:style-name="T8">tenant_id</text:span>.</text:p>
        </text:list-item>
        <text:list-item>
          <text:p text:style-name="P24">Entregar um MVP do Orquestrador: pipeline planner→executor→evaluator com persistência de cada passo e integração a um worker simples (ex.: DeFi simulate/execute).</text:p>
        </text:list-item>
        <text:list-item>
          <text:p text:style-name="P24">Reestruturar a API pública/Gateway para falar com o orchestrator via comandos assíncronos, expondo endpoints de status, histórico detalhado e controle de runs multiusuário.</text:p>
        </text:list-item>
        <text:list-item>
          <text:p text:style-name="P24">Implantar camada de aprendizado contínuo: processadores que revisam runs, geram insights, alimentam o vector store e atualizam perfis/prompts versionados com validação humana opcional.</text:p>
        </text:list-item>
      </text:list>
      <text:p text:style-name="P3"><text:span text:style-name="T9">A</text:span>nálise do vs code » 2. Identificar como os agentes atuais estão estruturados (ex: scripts independentes, classes, serviços, filas, webhooks etc.).</text:p>
      <text:p text:style-name="Standard"/>
      <text:p text:style-name="P10"><text:span text:style-name="Strong_20_Emphasis"><text:span text:style-name="T3">Estrutura de Agentes</text:span></text:span></text:p>
      <text:list xml:id="list2306657609" text:style-name="L5">
        <text:list-item>
          <text:p text:style-name="P25">Perfis e pricing ficam no banco via Prisma: <text:span text:style-name="T8">AgentProfile</text:span> traz modelo/prompt/tools e <text:span text:style-name="T8">Pricing</text:span> custo por agente, consultados pelo serviço <text:span text:style-name="T8">listAgents/getAgentProfile</text:span> (apps/api/prisma/schema.prisma:60, apps/api/src/services/agents.ts:5).</text:p>
        </text:list-item>
        <text:list-item>
          <text:p text:style-name="P25">Execução de runs é síncrona: rota POST <text:span text:style-name="T8">/runs</text:span> valida payload, recupera perfil, chama <text:span text:style-name="T8">executeAgentRun</text:span>, calcula custo e grava run finalizado (apps/api/src/routes/runs.ts:56).</text:p>
        </text:list-item>
        <text:list-item>
          <text:p text:style-name="P25">A camada de execução chama diretamente OpenAI <text:span text:style-name="T8">chat/completions</text:span> com system prompt e tools declarados, sem outra orquestração ou passos intermediários (apps/api/src/services/ai.ts:19).</text:p>
        </text:list-item>
        <text:list-item>
          <text:p text:style-name="P25">Persistência dos resultados usa tabela <text:span text:style-name="T8">Run</text:span> com snapshot único de request/response/custo por agente e <text:span text:style-name="T8">projectId</text:span> (apps/api/prisma/schema.prisma:16).</text:p>
        </text:list-item>
        <text:list-item>
          <text:p text:style-name="P25">Formulários self-service mapeiam slugs para <text:span text:style-name="T8">agentId</text:span> e prompts via config estática, enviando <text:span text:style-name="T8">POST /runs</text:span> com os campos do usuário (apps/web/src/pages/self-service/config.ts:33).</text:p>
        </text:list-item>
        <text:list-item>
          <text:p text:style-name="P25">Autenticação injeta <text:span text:style-name="T8">projectId</text:span> a partir de headers ou default demo, sem vincular token a perfis/tenants, deixando os agentes dependentes desse cabeçalho para isolamento (apps/api/src/middlewares/auth.ts:4).</text:p>
        </text:list-item>
      </text:list>
      <text:p text:style-name="Standard"/>
      <text:p text:style-name="P5">3. Apontar limitações do modelo atual para virar um agente realmente agentic.</text:p>
      <text:p text:style-name="P5"/>
      <text:list xml:id="list3423016736" text:style-name="L6">
        <text:list-item>
          <text:p text:style-name="P26">Cadeia perceive→plan→act inexistente: <text:span text:style-name="T8">executeAgentRun</text:span> empacota prompt e dispara um único <text:span text:style-name="T8">chat/completions</text:span>, sem objetivos, decomposição ou replanejamento quando o resultado falha (apps/api/src/services/ai.ts:19).</text:p>
        </text:list-item>
        <text:list-item>
          <text:p text:style-name="P26">Ferramentas declaradas não executam: <text:span text:style-name="T8">profile.tools</text:span> só é reenviado à OpenAI; não há invocação real de ações externas nem guardrails transacionais, limitando agentes a respostas textuais (apps/api/src/services/ai.ts:42).</text:p>
        </text:list-item>
        <text:list-item>
          <text:p text:style-name="P26">Execução síncrona e single-shot: rota <text:span text:style-name="T8">/runs</text:span> aguarda a resposta completa antes de persistir, sem passos intermediários, callbacks ou supervisão humana opcional (apps/api/src/routes/runs.ts:56).</text:p>
        </text:list-item>
        <text:list-item>
          <text:p text:style-name="P26">Memória rasa: tabela <text:span text:style-name="T8">Run</text:span> guarda apenas request/response final; faltam histórico de passos, contexto incremental ou feedback para aprendizado contínuo (apps/api/prisma/schema.prisma:16).</text:p>
        </text:list-item>
        <text:list-item>
          <text:p text:style-name="P26">Isolamento multiusuário frágil: <text:span text:style-name="T8">bearerAuth</text:span> aceita qualquer bearer e injeta <text:span text:style-name="T8">projectId</text:span> padrão se ausente, possibilitando vazamento de runs entre tenants e impossibilitando personalização profunda por usuário (apps/api/src/middlewares/auth.ts:4).</text:p>
        </text:list-item>
        <text:list-item>
          <text:p text:style-name="P27">Front orientado a formulário estático: self-service monta prompts fixos e envia metadata genérica, impedindo que o agente perceba ambiente, monitore eventos ou ajuste objetivos dinamicamente (apps/web/src/pages/self-service/config.ts:33).</text:p>
        </text:list-item>
      </text:list>
      <text:p text:style-name="Standard"/>
      <text:p text:style-name="P6">4. Propor uma evolução clara de arquitetura para:</text:p>
      <text:p text:style-name="P6"><text:s text:c="3"/>a) tornar o EIAH um agente central coordenador ("orquestrador" ou "cérebro"),</text:p>
      <text:p text:style-name="P6"><text:s text:c="3"/>b) permitir múltiplos usuários simultâneos com isolamento de contexto,</text:p>
      <text:p text:style-name="P6"><text:s text:c="3"/>c) manter custo e manutenção saudáveis (sustentável),</text:p>
      <text:p text:style-name="P6"><text:s text:c="3"/>d) registrar histórico e aprendizado contínuo.</text:p>
      <text:p text:style-name="P10"><text:soft-page-break/><text:span text:style-name="Strong_20_Emphasis"><text:span text:style-name="T3">Arquitetura Proposta</text:span></text:span></text:p>
      <text:list xml:id="list3450775274" text:style-name="L7">
        <text:list-item>
          <text:p text:style-name="P28">Centralizar decisões no Orchestrator EIAH Core: serviço stateful (Node + Temporal/LangGraph) que recebe objetivos, mantém state machine por run, executa ciclo perceive→plan→act→reflect e delega steps a workers usando a base atual de perfis (apps/api/src/services/ai.ts:19 como alvo de substituição).</text:p>
        </text:list-item>
        <text:list-item>
          <text:p text:style-name="P28">Externalizar ações em Action Workers: filas (BullMQ/NATS) consomem comandos do orchestrator, encapsulam integrações concretas (DeFi, Jurídico, Marketing) com guardrails/idempotência; cada worker publica eventos de conclusão/falha para rastreabilidade (apps/api/src/routes/defi.ts:1 vira worker especializado).</text:p>
        </text:list-item>
        <text:list-item>
          <text:p text:style-name="P29">Reforçar multi-tenant: gateway de autenticação emite tokens com <text:span text:style-name="T8">tenant_id</text:span>/<text:span text:style-name="T8">user_id</text:span>, API aplica RLS ou schemas dedicados; <text:span text:style-name="T8">Run</text:span>, <text:span text:style-name="T8">AgentProfile</text:span>, <text:span text:style-name="T8">PlanQuota</text:span> passam a chave composta com tenant+workspace, eliminando defaults inseguros (apps/api/src/middlewares/auth.ts:4).</text:p>
        </text:list-item>
        <text:list-item>
          <text:p text:style-name="P29">Sustentação modular: extrair SDK compartilhado (cliente prisma, tipos Zod, contratos de fila) em <text:span text:style-name="T8">packages/core</text:span>, adotar versionamento de prompts/perfis e config centralizada para reduzir duplicidade nas apps web/API.</text:p>
        </text:list-item>
        <text:list-item>
          <text:p text:style-name="P29">Telemetria e memória contínua: registrar eventos de passo, inputs/outputs, feedback humano e métricas em <text:span text:style-name="T8">run_events</text:span>; armazenar embeddings em vector store por tenant; pipeline offline reprocessa runs para ajustar prompts/pricing e alimentar analytics (apps/api/prisma/schema.prisma:16 evolui com novas entidades).</text:p>
        </text:list-item>
        <text:list-item>
          <text:p text:style-name="P28">Observabilidade e custos: tracing distribuído (OpenTelemetry) conecta orchestrator, workers e LLM, alimentando billing granular; políticas de retry/backoff e “preview vs execute” mantêm custo de inferência sob controle usando simulações antes de ações finais.</text:p>
        </text:list-item>
      </text:list>
      <text:p text:style-name="P10"><text:span text:style-name="Strong_20_Emphasis"><text:span text:style-name="T3">Próximas Ações</text:span></text:span></text:p>
      <text:list xml:id="list3779639024" text:style-name="L8">
        <text:list-item>
          <text:p text:style-name="P30">Modelar dados multi-tenant (migrations, seeds, tokens).</text:p>
        </text:list-item>
        <text:list-item>
          <text:p text:style-name="P30">Implementar MVP do orchestrator + fila e portar um agente piloto.</text:p>
        </text:list-item>
        <text:list-item>
          <text:p text:style-name="P30">Construir run events/memória + painel de histórico no front.</text:p>
        </text:list-item>
        <text:list-item>
          <text:p text:style-name="P30">Revisar billing para consumir telemetria granular e expor alertas de custo.</text:p>
        </text:list-item>
      </text:list>
      <text:p text:style-name="Standard"/>
      <text:p text:style-name="P8"><text:span text:style-name="T11">R</text:span><text:span text:style-name="T10">oadmap incremental em passos numerados (passo 1, passo 2, passo 3...). Cada passo deve ser pequeno e aplicável dentro do repositório atual.</text:span> </text:p>
      <text:p text:style-name="P8"/>
      <text:p text:style-name="P10"><text:span text:style-name="Strong_20_Emphasis"><text:span text:style-name="T3">Roadmap Incremental</text:span></text:span></text:p>
      <text:list xml:id="list2294954922" text:style-name="L9">
        <text:list-item>
          <text:p text:style-name="P31">Criar pacote <text:span text:style-name="T8">packages/core</text:span> com tipos compartilhados (<text:span text:style-name="T8">Run</text:span>, <text:span text:style-name="T8">AgentProfile</text:span>, enums) e mover definições hoje duplicadas do front (apps/web/src/lib/api.ts:6) e do backend (apps/api/prisma/schema.prisma:16).</text:p>
        </text:list-item>
        <text:list-item>
          <text:p text:style-name="P31">Revisar middleware de auth para validar bearer em tabela <text:span text:style-name="T8">ApiToken</text:span> com <text:span text:style-name="T8">tenantId</text:span> e <text:span text:style-name="T8">userId</text:span>, removendo fallback <text:span text:style-name="T8">demo-project</text:span> e adaptando uso em <text:span text:style-name="T8">/runs</text:span> (apps/api/src/middlewares/auth.ts:4).</text:p>
        </text:list-item>
        <text:list-item>
          <text:p text:style-name="P31">Ajustar schema Prisma adicionando modelos <text:span text:style-name="T8">Tenant</text:span>, <text:span text:style-name="T8">Workspace</text:span>, <text:span text:style-name="T8">User</text:span>, <text:span text:style-name="T8">ApiToken</text:span> e relacionar <text:span text:style-name="T8">Run.projectId</text:span> a <text:span text:style-name="T8">Workspace</text:span> com migração inicial.</text:p>
        </text:list-item>
        <text:list-item>
          <text:p text:style-name="P32">Atualizar seeds (apps/api/prisma/seed.ts) para popular tenants/workspaces de teste e vincular perfis de agentes a eles.</text:p>
        </text:list-item>
        <text:list-item>
          <text:p text:style-name="P31">Evoluir cliente web (apps/web/src/lib/api.ts) para persistir <text:span text:style-name="T8">tenantId</text:span>/<text:span text:style-name="T8">workspaceId</text:span> separados do token e enviar esses cabeçalhos nas requisições.</text:p>
        </text:list-item>
        <text:list-item>
          <text:p text:style-name="P31">Introduzir tabela <text:span text:style-name="T8">RunEvent</text:span> e serviço para registrar passos intermediários dentro da rota <text:span text:style-name="T8">/runs</text:span>, ainda simulando eventos (e.g. “received_payload”, “llm_response”) antes de implementar orquestrador completo.</text:p>
        </text:list-item>
        <text:list-item>
          <text:p text:style-name="P31">Extrair lógica de execução OpenAI para classe <text:span text:style-name="T8">SimpleExecutor</text:span> e preparar interface <text:span text:style-name="T8">AgentExecutor</text:span> que permitirá plugar orchestrator mais sofisticado depois (apps/api/src/services/ai.ts:19).</text:p>
        </text:list-item>
        <text:list-item>
          <text:p text:style-name="P31">Implementar worker básico (pasta <text:span text:style-name="T8">apps/workers/simple-runner</text:span>) que consome filas BullMQ e executa <text:span text:style-name="T8">SimpleExecutor</text:span>, iniciando transição para processamento assíncrono.</text:p>
        </text:list-item>
        <text:list-item>
          <text:p text:style-name="P31">Adaptar <text:span text:style-name="T8">/runs</text:span> para publicar comando na fila e retornar run <text:span text:style-name="T8">pending</text:span>, com endpoint <text:span text:style-name="T8">/runs/:id/events</text:span> consultando histórico (apps/api/src/routes/runs.ts:56).</text:p>
        </text:list-item>
        <text:list-item>
          <text:p text:style-name="P31">Criar painel no front (apps/web/src/components/runs/RunViewer.tsx) exibindo timeline de <text:span text:style-name="T8">RunEvents</text:span>, permitindo inspeção de passos e preparando terreno para avaliação e aprendizado contínuo.</text:p>
        </text:list-item>
      </text:list>
      <text:list xml:id="list3960460980" text:style-name="L10">
        <text:list-item>
          <text:p text:style-name="P33">Para consolidar multi-tenant sem vazamento de contexto, introduzir apps/api/src/auth/apiTokenRepository.ts e apps/api/src/middlewares/enforceTenant.ts validando bearer → <text:span text:style-name="T8">tenantId</text:span>/<text:span text:style-name="T8">workspaceId</text:span> a partir da nova tabela <text:span text:style-name="T8">ApiToken</text:span>; a rota <text:span text:style-name="T8">/api/runs</text:span> deve passar a usar <text:span text:style-name="T8">req.context.workspaceId</text:span>, nunca defaults globais.</text:p>
        </text:list-item>
        <text:list-item>
          <text:p text:style-name="P33">Registro de memória/telemetria: criar apps/api/src/services/runEvents.ts gravando etapas (<text:span text:style-name="T8">received_payload</text:span>, <text:span text:style-name="T8">planned_actions</text:span>, <text:span text:style-name="T8">tool_invocation</text:span>, <text:span text:style-name="T8">llm_response</text:span>, <text:span text:style-name="T8">finalized</text:span>) na tabela <text:span text:style-name="T8">RunEvent</text:span>, com append-only por run + tenant; expor <text:span text:style-name="T8">/api/runs/:id/events</text:span> e refletir no viewer (apps/web/src/components/runs/RunTimeline.tsx).</text:p>
        </text:list-item>
        <text:list-item>
          <text:p text:style-name="P33">Orquestração modular: mover lógica atual de <text:span text:style-name="T8">executeAgentRun</text:span> para apps/api/src/orchestrator/simpleExecutor.ts e introduzir apps/core/orchestrator/agentOrchestrator.ts para gerir ciclo perceive→plan→act→reflect, consumindo uma fila BullMQ definida em apps/api/src/queues/runQueue.ts.</text:p>
        </text:list-item>
        <text:list-item>
          <text:p text:style-name="P33">Memória contextual por usuário: implementar apps/core/memory/userContextStore.ts (Redis/Postgres) para recuperar últimos runs, feedbacks e embeddings por <text:span text:style-name="T8">(tenantId, workspaceId, userId)</text:span> e injetar no planner antes da execução.</text:p>
        </text:list-item>
        <text:list-item>
          <text:p text:style-name="P33">Registry de ações: criar apps/core/actions/actionRegistry.ts com metadados <text:span text:style-name="T8">ActionDefinition</text:span> (<text:span text:style-name="T8">id</text:span>, <text:span text:style-name="T8">tenantScope</text:span>, <text:span text:style-name="T8">handler</text:span>, <text:span text:style-name="T8">requiresConfirmation</text:span>) reaproveitados pelos workers em <text:span text:style-name="T8">apps/workers/action-runner</text:span>.</text:p>
        </text:list-item>
        <text:list-item>
          <text:p text:style-name="P33">Refatorar seeds/migrations (<text:span text:style-name="T8">apps/api/prisma/migrations/20251025_multi_tenant/</text:span>) adicionando <text:span text:style-name="T8">Tenant</text:span>, <text:span text:style-name="T8">Workspace</text:span>, <text:span text:style-name="T8">User</text:span>, <text:span text:style-name="T8">ApiToken</text:span>, <text:span text:style-name="T8">RunEvent</text:span>, <text:span text:style-name="T8">AgentMemory</text:span> e ajustando <text:span text:style-name="T8">Run</text:span> para referenciar <text:span text:style-name="T8">workspaceId</text:span>.</text:p>
        </text:list-item>
        <text:list-item>
          <text:p text:style-name="P33">Front-end: atualizar apps/web/src/state/sessionStore.ts para guardar <text:span text:style-name="T8">tenantId</text:span>, <text:span text:style-name="T8">workspaceId</text:span>, <text:span text:style-name="T8">userId</text:span> e token; apps/web/src/lib/api.ts deve enviar cabeçalhos separados (<text:span text:style-name="T8">x-tenant-id</text:span>, <text:span text:style-name="T8">x-workspace-id</text:span>) e consumir timeline de eventos.</text:p>
        </text:list-item>
        <text:list-item>
          <text:p text:style-name="P34">Observabilidade e custos: incluir apps/core/logging/auditLogWriter.ts para registrar decisões do orquestrador (action, input, output, custo estimado) e integrar com painel billing mostrando consumo por tenant.</text:p>
        </text:list-item>
      </text:list>
      <text:p text:style-name="Standard"/>
      <text:p text:style-name="Text_20_body">Ótimo, Carlos. Vou fazer exatamente o que você pediu: analisar a <text:span text:style-name="Strong_20_Emphasis">estrutura atual</text:span> do EIAH (como está hoje) e a <text:span text:style-name="Strong_20_Emphasis">estrutura futura</text:span> proposta para o EIAH_Builder agentic, e fornecer:</text:p>
      <text:list xml:id="list3308602978" text:style-name="L11">
        <text:list-item>
          <text:p text:style-name="P51">Perspectivas <text:span text:style-name="Strong_20_Emphasis">fortes</text:span> (o que já é bom / escalável / maduro)</text:p>
        </text:list-item>
        <text:list-item>
          <text:p text:style-name="P51">Perspectivas <text:span text:style-name="Strong_20_Emphasis">frágeis</text:span> (riscos técnicos e de produto)</text:p>
        </text:list-item>
        <text:list-item>
          <text:p text:style-name="P51"><text:soft-page-break/>Perspectivas <text:span text:style-name="Strong_20_Emphasis">C-Level</text:span> (o que Diretoria / Investidor / CTO / COO precisa ouvir para tomar decisão agora)</text:p>
        </text:list-item>
      </text:list>
      <text:p text:style-name="Text_20_body">Todo o raciocínio abaixo usa diretamente as arquiteturas que você já me passou. </text:p>
      <text:p text:style-name="Text_20_body">architecture-current</text:p>
      <text:p text:style-name="Text_20_body">architecture-future</text:p>
      <text:p text:style-name="Text_20_body">────────────────</text:p>
      <text:list xml:id="list4161454172" text:style-name="L12">
        <text:list-item>
          <text:p text:style-name="P52">Leitura estratégica da Arquitetura Atual<text:line-break/>────────────────</text:p>
        </text:list-item>
      </text:list>
      <text:p text:style-name="Text_20_body">Resumo rápido do que existe hoje:</text:p>
      <text:list xml:id="list3631606007" text:style-name="L13">
        <text:list-item>
          <text:p text:style-name="P53">API Express síncrona e direta, rotas REST simples (<text:span text:style-name="Source_20_Text">/runs</text:span>, <text:span text:style-name="Source_20_Text">/agents</text:span>, <text:span text:style-name="Source_20_Text">/billing</text:span>, <text:span text:style-name="Source_20_Text">/defi</text:span>).</text:p>
        </text:list-item>
        <text:list-item>
          <text:p text:style-name="P53">Execução de agente = chamada direta a um LLM (chat/completions) usando o <text:span text:style-name="Source_20_Text">AgentProfile</text:span>. Não há orquestração, nem múltiplos passos. </text:p>
          <text:p text:style-name="P53">architecture-current</text:p>
        </text:list-item>
        <text:list-item>
          <text:p text:style-name="P53">Persistência via Prisma em tabelas planas (<text:span text:style-name="Source_20_Text">runs</text:span>, <text:span text:style-name="Source_20_Text">agent_profiles</text:span>, etc.), onde cada execução guarda só request/response final. Sem histórico de raciocínio ou memória. </text:p>
          <text:p text:style-name="P53">architecture-current</text:p>
        </text:list-item>
        <text:list-item>
          <text:p text:style-name="P53">Frontend React consumindo <text:span text:style-name="Source_20_Text">/runs</text:span>, <text:span text:style-name="Source_20_Text">/agents</text:span>, <text:span text:style-name="Source_20_Text">/billing</text:span>, etc. A UI só mostra input e output final de cada execução. Não há timeline do que aconteceu dentro da IA. </text:p>
          <text:p text:style-name="P53">architecture-current</text:p>
        </text:list-item>
        <text:list-item>
          <text:p text:style-name="P53">Multi-tenant hoje é praticamente fake: <text:span text:style-name="Source_20_Text">projectId</text:span> vem de header, com fallback pra <text:span text:style-name="Source_20_Text">demo-project</text:span>. Não existe isolamento forte por tenant/usuário real. </text:p>
          <text:p text:style-name="P53">architecture-current</text:p>
        </text:list-item>
      </text:list>
      <text:p text:style-name="Text_20_body">Tradução prática:<text:line-break/>➡ Hoje o EIAH entrega “chamada de LLM gerenciada + logging mínimo + precificação por request”.</text:p>
      <text:p text:style-name="Text_20_body">────────────────<text:line-break/>2. Leitura estratégica da Arquitetura Proposta / Futura<text:line-break/>────────────────</text:p>
      <text:p text:style-name="Text_20_body">Resumo rápido do que você quer construir:</text:p>
      <text:list xml:id="list3303664854" text:style-name="L14">
        <text:list-item>
          <text:p text:style-name="P54">Uma camada Core reutilizável (<text:span text:style-name="Source_20_Text">packages/core</text:span>) com:</text:p>
          <text:list>
            <text:list-item>
              <text:p text:style-name="P54">Orquestrador agentic (<text:span text:style-name="Source_20_Text">agentOrchestrator</text:span>) que segue ciclo perceive → plan → act → reflect.</text:p>
            </text:list-item>
            <text:list-item>
              <text:p text:style-name="P54">Registro de ações (<text:span text:style-name="Source_20_Text">actionRegistry</text:span>) com metadados e controle de confirmação humana.</text:p>
            </text:list-item>
            <text:list-item>
              <text:p text:style-name="P54"><text:soft-page-break/>Memória contextual por tenant/workspace/usuário (<text:span text:style-name="Source_20_Text">userContextStore</text:span>).</text:p>
            </text:list-item>
            <text:list-item>
              <text:p text:style-name="P54">Auditoria e telemetria de decisão (<text:span text:style-name="Source_20_Text">auditLogWriter</text:span>). </text:p>
              <text:p text:style-name="P54">architecture-future</text:p>
            </text:list-item>
          </text:list>
        </text:list-item>
        <text:list-item>
          <text:p text:style-name="P54">Back-end redesenhado para multi-tenant de verdade:</text:p>
          <text:list>
            <text:list-item>
              <text:p text:style-name="P54">Middleware que injeta <text:span text:style-name="Source_20_Text">tenantId</text:span>, <text:span text:style-name="Source_20_Text">workspaceId</text:span>, <text:span text:style-name="Source_20_Text">userId</text:span> a partir do token válido.</text:p>
            </text:list-item>
            <text:list-item>
              <text:p text:style-name="P54">Schema Prisma ampliado com Tenant, Workspace, User, ApiToken, RunEvent, AgentMemory.</text:p>
            </text:list-item>
            <text:list-item>
              <text:p text:style-name="P54">/runs agora não só cria execução, mas também enfileira um job numa fila e gera eventos de execução incremental. </text:p>
              <text:p text:style-name="P54">architecture-future</text:p>
            </text:list-item>
          </text:list>
        </text:list-item>
        <text:list-item>
          <text:p text:style-name="P54">Workers de ação desacoplados, que executam tarefas reais e reportam eventos (“step executado”, “aguardando aprovação humana”, etc.). </text:p>
          <text:p text:style-name="P54">architecture-future</text:p>
        </text:list-item>
        <text:list-item>
          <text:p text:style-name="P54">Memória contínua e reuso de contexto: resultados relevantes viram embeddings e alimentam <text:span text:style-name="Source_20_Text">AgentMemory</text:span>. Há um processo offline para aprendizado contínuo e melhora de prompt/perfis versionados. </text:p>
          <text:p text:style-name="P54">architecture-future</text:p>
        </text:list-item>
        <text:list-item>
          <text:p text:style-name="P54">Frontend evolui para mostrar timeline de decisão (RunTimeline), custo por workspace, status “aguardando confirmação humana”, etc. Ou seja: transparência operacional e governança pro cliente B2B. </text:p>
          <text:p text:style-name="P54">architecture-future</text:p>
        </text:list-item>
      </text:list>
      <text:p text:style-name="Text_20_body">Tradução prática:<text:line-break/>➡ O futuro EIAH_Builder não é mais um “LLM com UI”; é uma plataforma de agentes orquestrados com memória, rastro auditável, multi-tenant e governança.</text:p>
      <text:p text:style-name="Text_20_body">────────────────<text:line-break/>3. Perspectivas Fortes<text:line-break/>────────────────</text:p>
      <text:p text:style-name="Text_20_body">Aqui eu destaco o que é ponto de força — técnico, produto e negócio.</text:p>
      <text:p text:style-name="Text_20_body">(1) Clareza de migração</text:p>
      <text:list xml:id="list1774764566" text:style-name="L15">
        <text:list-item>
          <text:p text:style-name="P55">A proposta futura não joga fora o legado: há um <text:span text:style-name="Source_20_Text">simpleExecutor</text:span> que mantém compatibilidade single-shot dentro do novo orquestrador. Isso reduz atrito na migração e permite continuar atendendo cenários simples enquanto você evolui para agentic. </text:p>
          <text:p text:style-name="P55">architecture-future</text:p>
          <text:p text:style-name="P55"><text:line-break/>→ Isso é ouro, porque evita “big bang rewrite”.</text:p>
        </text:list-item>
      </text:list>
      <text:p text:style-name="Text_20_body"><text:soft-page-break/>(2) Multi-tenant real</text:p>
      <text:list xml:id="list731122628" text:style-name="L16">
        <text:list-item>
          <text:p text:style-name="P56">A arquitetura futura adiciona Tenant, Workspace, User, ApiToken, e injeta esses valores no request context por middleware. </text:p>
          <text:p text:style-name="P56">architecture-future</text:p>
          <text:p text:style-name="P56"><text:line-break/>→ Isso habilita: planos pagos por workspace, limites de uso, isolamento de dados entre clientes.<text:line-break/>→ Comercialmente isso é requisito pra SaaS B2B sério.</text:p>
        </text:list-item>
      </text:list>
      <text:p text:style-name="Text_20_body">(3) Observabilidade e auditoria nativas</text:p>
      <text:list xml:id="list2852462693" text:style-name="L17">
        <text:list-item>
          <text:p text:style-name="P57">O <text:span text:style-name="Source_20_Text">RunEvent</text:span>, o <text:span text:style-name="Source_20_Text">auditLogWriter</text:span> e o <text:span text:style-name="Source_20_Text">RunTimeline</text:span> no front criam rastro completo de decisões, custos e ferramentas acionadas. </text:p>
          <text:p text:style-name="P57">architecture-future</text:p>
          <text:p text:style-name="P57"><text:line-break/>→ Isso vira argumento de venda corporativa: “governança”, “compliance”, “rastreabilidade da IA”.<text:line-break/>→ Também ajuda suporte e debugging sem depender do core team.</text:p>
        </text:list-item>
      </text:list>
      <text:p text:style-name="Text_20_body">(4) Camada de ações registrada e versionada</text:p>
      <text:list xml:id="list406122496" text:style-name="L18">
        <text:list-item>
          <text:p text:style-name="P58">O <text:span text:style-name="Source_20_Text">actionRegistry</text:span> com handler, inputSchema, outputSchema, requiresConfirmation, idempotência etc., é um passo de maturidade agentic MUITO forte. </text:p>
          <text:p text:style-name="P58">architecture-future</text:p>
          <text:p text:style-name="P58"><text:line-break/>→ Isso permite plugar novas integrações de negócio (DeFi, jurídico, marketing) sem reescrever o cérebro.<text:line-break/>→ Ajuda a dizer “sim” a clientes enterprise com domínios diferentes.</text:p>
        </text:list-item>
      </text:list>
      <text:p text:style-name="Text_20_body">(5) Memória contextual contínua</text:p>
      <text:list xml:id="list2527078835" text:style-name="L19">
        <text:list-item>
          <text:p text:style-name="P59"><text:span text:style-name="Source_20_Text">userContextStore</text:span> + <text:span text:style-name="Source_20_Text">AgentMemory</text:span> + sync offline significa que o agente aprende com o histórico do usuário e não começa do zero a cada run. </text:p>
          <text:p text:style-name="P59">architecture-future</text:p>
          <text:p text:style-name="P59"><text:line-break/>→ Isso é o salto de chatbot → agente.<text:line-break/>→ Isso aumenta retenção e percepção de “inteligência própria” do produto.</text:p>
        </text:list-item>
      </text:list>
      <text:p text:style-name="Text_20_body">(6) Escala operacional via workers</text:p>
      <text:list xml:id="list974345815" text:style-name="L20">
        <text:list-item>
          <text:p text:style-name="P60">Separar orquestração (decisão) de execução (workers BullMQ/NATS) permite paralelizar e escalar ações sem travar a API. </text:p>
          <text:p text:style-name="P60">architecture-future</text:p>
          <text:p text:style-name="P60"><text:line-break/>→ Isso é arquitetura de produto sério, não POC.</text:p>
        </text:list-item>
      </text:list>
      <text:p text:style-name="Text_20_body"><text:soft-page-break/>Resumo forças:<text:line-break/>Você saiu de “LLM as a feature” para “plataforma de automação inteligente com rastreabilidade, memória e multi-tenant”. Isso é vendável como core tech, não só consultoria.</text:p>
      <text:p text:style-name="Text_20_body">────────────────<text:line-break/>4. Perspectivas Frágeis<text:line-break/>────────────────</text:p>
      <text:p text:style-name="Text_20_body">Agora os pontos de risco técnico / produto / operação que podem quebrar no curto prazo se não forem endereçados.</text:p>
      <text:p text:style-name="Text_20_body">(1) Hoje não existe orquestrador de verdade</text:p>
      <text:list xml:id="list4123495040" text:style-name="L21">
        <text:list-item>
          <text:p text:style-name="P61">A versão atual ainda é single-shot e bloqueante: request entra, vai pro LLM, volta e salva. Sem planejamento, sem loop de reflexão, sem eventos intermediários. </text:p>
          <text:p text:style-name="P61">architecture-current</text:p>
          <text:p text:style-name="P61"><text:line-break/>→ Gap: até implementar a máquina de estados <text:span text:style-name="Source_20_Text">perceive → plan → act → reflect</text:span>, você ainda não tem o comportamento agentic prometido.</text:p>
        </text:list-item>
      </text:list>
      <text:p text:style-name="Text_20_body">(2) Multi-tenant hoje é frágil e inseguro</text:p>
      <text:list xml:id="list2390362073" text:style-name="L22">
        <text:list-item>
          <text:p text:style-name="P62">O sistema atual aceita <text:span text:style-name="Source_20_Text">projectId</text:span> via header e até cai num <text:span text:style-name="Source_20_Text">demo-project</text:span>. Não há vínculo forte com token ou escopo. </text:p>
          <text:p text:style-name="P62">architecture-current</text:p>
          <text:p text:style-name="P62"><text:line-break/>→ Isso abre risco de vazamento entre clientes se você tentar vender agora sem reforçar autenticação.<text:line-break/>→ Se um cliente A adivinhar o <text:span text:style-name="Source_20_Text">projectId</text:span> de B ele pode consultar runs de B. Isso é crítico para compliance.</text:p>
        </text:list-item>
      </text:list>
      <text:p text:style-name="Text_20_body">(3) Falta de histórico detalhado no formato atual</text:p>
      <text:list xml:id="list1540527784" text:style-name="L23">
        <text:list-item>
          <text:p text:style-name="P63">A versão atual registra só request/response final. </text:p>
          <text:p text:style-name="P63">architecture-current</text:p>
          <text:p text:style-name="P63"><text:line-break/>→ Isso é um problema legal (não há explicabilidade), um problema de produto (não há “por que ele decidiu isso?” pro cliente) e um problema de aprendizado (memória futura depende desse log granular que ainda não existe em produção atual).<text:line-break/>→ Significa que “aprender com o que aconteceu” não é possível hoje, só depois da migração para RunEvent.</text:p>
        </text:list-item>
      </text:list>
      <text:p text:style-name="Text_20_body">(4) Sincronização de memória = lugar delicado</text:p>
      <text:list xml:id="list904880231" text:style-name="L24">
        <text:list-item>
          <text:p text:style-name="P64">A arquitetura futura prevê <text:span text:style-name="Source_20_Text">memorySync</text:span> e embeddings em <text:span text:style-name="Source_20_Text">AgentMemory</text:span>. </text:p>
          <text:p text:style-name="P64">architecture-future</text:p>
          <text:p text:style-name="P64"><text:soft-page-break/><text:line-break/>→ Isso adiciona custo infra e risco de privacidade por tenant, principalmente se um cliente quiser “esquecer” dados.<text:line-break/>→ Você vai precisar de política clara de retenção / exclusão / criptografia por tenant para assinar contratos enterprise.</text:p>
        </text:list-item>
      </text:list>
      <text:p text:style-name="Text_20_body">(5) Complexidade operacional</text:p>
      <text:list xml:id="list1353684308" text:style-name="L25">
        <text:list-item>
          <text:p text:style-name="P65">A proposta futura depende de fila (BullMQ/NATS), workers separados, auditoria, versionamento de perfis, e possivelmente orchestration state machine (Temporal/LangGraph). </text:p>
          <text:p text:style-name="P65">architecture-future</text:p>
          <text:p text:style-name="P65"><text:line-break/>→ Isso aumenta custo de DevOps/observabilidade e necessidade de SRE mais cedo.<text:line-break/>→ Se você ainda é time pequeno, esse salto pode ser doloroso de manter 24/7.</text:p>
        </text:list-item>
      </text:list>
      <text:p text:style-name="Text_20_body">(6) “RequiresConfirmation” humano</text:p>
      <text:list xml:id="list599310488" text:style-name="L26">
        <text:list-item>
          <text:p text:style-name="P66">A proposta inclui pontos onde a IA pausa e espera aprovação humana. </text:p>
          <text:p text:style-name="P66">architecture-future</text:p>
          <text:p text:style-name="P66"><text:line-break/>→ Ótimo pra controle, mas também cria gargalo humano se ninguém responder rápido.<text:line-break/>→ Comercialmente: se você promete automação total mas ela trava esperando aprovação, isso vira frustração para o cliente final.</text:p>
        </text:list-item>
      </text:list>
      <text:p text:style-name="Text_20_body">Resumo fragilidades:<text:line-break/>Os maiores riscos imediatos são segurança multi-tenant, ausência de trilha de decisão na versão atual, e a curva de operação da infra nova.</text:p>
      <text:p text:style-name="Text_20_body">────────────────<text:line-break/>5. Perspectiva C-Level (CEO / CTO / COO / CFO)<text:line-break/>────────────────</text:p>
      <text:p text:style-name="Text_20_body">Aqui vai o discurso “board-ready”: o que a liderança precisa saber para autorizar roadmap, funding e posicionamento de produto.</text:p>
      <text:p text:style-name="Text_20_body">(1) Narrativa de produto<text:line-break/>Hoje vendemos “um painel que chama IA e registra resultado”. O roadmap nos leva a vender “agentes autônomos especializados que executam tarefas reais para cada cliente, com rastreabilidade e memória própria de cada cliente”.<text:line-break/>→ Isso muda o ticket médio, o pitch comercial e a percepção de IP (passa a ser plataforma, não serviço).</text:p>
      <text:p text:style-name="Text_20_body">(2) Barreiras de entrada / moat</text:p>
      <text:list xml:id="list3016808550" text:style-name="L27">
        <text:list-item>
          <text:p text:style-name="P67">A camada <text:span text:style-name="Source_20_Text">agentOrchestrator</text:span> + <text:span text:style-name="Source_20_Text">actionRegistry</text:span> + <text:span text:style-name="Source_20_Text">userContextStore</text:span> cria um moat técnico: você não está só chamando um modelo, você está rodando um ciclo agentic próprio com memória por tenant e auditoria completa. </text:p>
          <text:p text:style-name="P67">architecture-future</text:p>
          <text:p text:style-name="P67"><text:soft-page-break/><text:line-break/>→ Competidores que só “chamam GPT e mostram resposta” não têm governança, nem multi-tenant, nem trilha de decisão auditável → você passa a ter argumento enterprise.</text:p>
        </text:list-item>
      </text:list>
      <text:p text:style-name="Text_20_body">(3) Prontidão para enterprise</text:p>
      <text:list xml:id="list1760573971" text:style-name="L28">
        <text:list-item>
          <text:p text:style-name="P68">O multi-tenant robusto, isolamento de dados e logging de decisão são literalmente o que compliance, jurídico e compradores enterprise pedem em 2025. </text:p>
          <text:p text:style-name="P68">architecture-future</text:p>
          <text:p text:style-name="P68"><text:line-break/>→ Isto abre porta para planos de assinatura B2B (por workspace) e revenda white-label.</text:p>
        </text:list-item>
      </text:list>
      <text:p text:style-name="Text_20_body">(4) Risco operacional e necessidade de investimento</text:p>
      <text:list xml:id="list4281886712" text:style-name="L29">
        <text:list-item>
          <text:p text:style-name="P69">Para chegar lá, precisamos:<text:line-break/>a) implementar fila + workers confiáveis (observabilidade 24/7),<text:line-break/>b) versionar memória/embeddings por cliente com retenção clara,<text:line-break/>c) formalizar autenticação/tenant antes de vender qualquer piloto sério.<text:line-break/>→ Isso implica custo de infra, custo humano (on-call), e possivelmente security review.</text:p>
        </text:list-item>
      </text:list>
      <text:p text:style-name="Text_20_body">(5) Roadmap sugerido para diretoria<text:line-break/>Passos que fazem sentido como marcos de entrega (cada um gera valor vendável):</text:p>
      <text:list xml:id="list2916865857" text:style-name="L30">
        <text:list-item>
          <text:p text:style-name="P70"><text:span text:style-name="Strong_20_Emphasis">Fase 1 — Multi-tenant seguro e logging de eventos (RunEvent + timeline no front)</text:span></text:p>
          <text:list>
            <text:list-item>
              <text:p text:style-name="P70">Resultado: você já consegue vender “transparência e compliance” sem ter toda a autonomia completa.</text:p>
            </text:list-item>
            <text:list-item>
              <text:p text:style-name="P70">Justifica pilotar com clientes pagantes, porque agora existe isolamento de dados e audit trail.</text:p>
            </text:list-item>
            <text:list-item>
              <text:p text:style-name="P70">É crítico para confiança.</text:p>
            </text:list-item>
          </text:list>
        </text:list-item>
        <text:list-item>
          <text:p text:style-name="P70"><text:span text:style-name="Strong_20_Emphasis">Fase 2 — Orquestrador agentic + actionRegistry + workers</text:span></text:p>
          <text:list>
            <text:list-item>
              <text:p text:style-name="P70">Resultado: agente deixa de ser só “responder mensagem” e passa a realmente executar ações de negócio com aprovação opcional.</text:p>
            </text:list-item>
            <text:list-item>
              <text:p text:style-name="P70">Aqui você entrega “valor operacional”, não só “insight”.</text:p>
            </text:list-item>
          </text:list>
        </text:list-item>
        <text:list-item>
          <text:p text:style-name="P70"><text:span text:style-name="Strong_20_Emphasis">Fase 3 — Memória persistente por tenant (userContextStore + AgentMemory)</text:span></text:p>
          <text:list>
            <text:list-item>
              <text:p text:style-name="P70">Resultado: fidelização. O agente parece conhecer o cliente, então churn cai e upsell sobe.</text:p>
            </text:list-item>
            <text:list-item>
              <text:p text:style-name="P70">Esse é o ponto onde você pode falar “AI proprietária adaptada ao seu negócio”.</text:p>
            </text:list-item>
          </text:list>
        </text:list-item>
        <text:list-item>
          <text:p text:style-name="P70"><text:span text:style-name="Strong_20_Emphasis">Fase 4 — Otimização de custo e métricas por workspace (billing granular, custo por passo, métricas de eficiência)</text:span></text:p>
          <text:list>
            <text:list-item>
              <text:p text:style-name="P70">Resultado: conversa com CFO/COO do cliente. Você vende ROI mensurável por automação.</text:p>
            </text:list-item>
          </text:list>
        </text:list-item>
      </text:list>
      <text:p text:style-name="Text_20_body">Mensagem para C-Level:<text:line-break/>→ A arquitetura proposta é alinhada com venda enterprise (multi-tenant, auditoria, rastreabilidade).<text:line-break/><text:soft-page-break/>→ O maior bloqueio hoje é que a versão atual ainda não tem essas proteções nem essa trilha de execução.<text:line-break/>→ A prioridade nº1 antes de escalar comercialmente é endurecer multi-tenant e começar a registrar eventos detalhados de execução (RunEvent), porque isso cria confiança, reduz risco jurídico e prepara a base para comportamento agentic.</text:p>
      <text:p text:style-name="Text_20_body">Em frase curta para diretoria:</text:p>
      <text:p text:style-name="Quotations">“A gente já tem produto funcional e cobrível, mas só conseguimos virar ‘plataforma agentic enterprise’ se entregarmos isolamento de tenant + trilha de decisão antes de vender escala.”</text:p>
      <text:p text:style-name="Text_20_body">────────────────<text:line-break/>6. TL;DR executivo<text:line-break/>────────────────</text:p>
      <text:list xml:id="list3274122512" text:style-name="L31">
        <text:list-item>
          <text:p text:style-name="P71">FORTE: a visão futura já resolve multi-tenant sério, memória contínua e auditoria completa — isso é materialmente vendável como produto B2B de automação inteligente. </text:p>
          <text:p text:style-name="P71">architecture-future</text:p>
        </text:list-item>
        <text:list-item>
          <text:p text:style-name="P71">FRÁGIL: o estado atual não tem isolamento real de cliente nem trilha de decisão interna; isso hoje impede adoção enterprise com segurança. </text:p>
          <text:p text:style-name="P72">architecture-current</text:p>
        </text:list-item>
        <text:list-item>
          <text:p text:style-name="P72"><text:span text:style-name="T13">o roadmap deve priorizar (1) multi-tenant seguro + logging de RunEvents e timeline no front, (2) depois orquestrador agentic com workers, (3) só depois memória persistente.</text:span><text:span text:style-name="T14"> </text:span>Isso reduz risco e cria narrativa comercial clara de “plataforma agentic governável”, não só “bot que responde”.</text:p>
        </text:list-item>
      </text:list>
      <text:p text:style-name="Standard"/>
      <text:p text:style-name="P8"><text:span text:style-name="T12">No vs code »&gt; 0 r</text:span><text:span text:style-name="T10">oadmap deve priorizar (1) multi-tenant seguro + logging de RunEvents e timeline no front, (2) depois orquestrador agentic com workers, (3) só depois memória persistente.</text:span> </text:p>
      <text:p text:style-name="P8"/>
      <text:p text:style-name="P7"><text:span text:style-name="T16">Resposta » <text:s/></text:span><text:span text:style-name="Strong_20_Emphasis"><text:span text:style-name="T3">Roadmap Ajustado</text:span></text:span></text:p>
      <text:list xml:id="list3987108814" text:style-name="L32">
        <text:list-item>
          <text:p text:style-name="P73"><text:span text:style-name="Strong_20_Emphasis"><text:span text:style-name="T3">Habilitar multi-tenant seguro + eventos</text:span></text:span></text:p>
          <text:list>
            <text:list-item>
              <text:p text:style-name="P35">1.1 Criar <text:span text:style-name="T8">apps/api/prisma/migrations/20251025_multi_tenant/</text:span> com modelos <text:span text:style-name="T8">Tenant</text:span>, <text:span text:style-name="T8">Workspace</text:span>, <text:span text:style-name="T8">User</text:span>, <text:span text:style-name="T8">ApiToken</text:span>, <text:span text:style-name="T8">RunEvent</text:span>; atualizar <text:span text:style-name="T8">Run</text:span> para apontar <text:span text:style-name="T8">workspaceId</text:span>/<text:span text:style-name="T8">userId</text:span>.</text:p>
            </text:list-item>
            <text:list-item>
              <text:p text:style-name="P35">1.2 Implementar apps/api/src/middlewares/enforceTenant.ts validando bearer via repositório apps/api/src/auth/apiTokenRepository.ts e removendo fallback <text:span text:style-name="T8">demo-project</text:span>.</text:p>
            </text:list-item>
            <text:list-item>
              <text:p text:style-name="P35"><text:span text:style-name="Strong_20_Emphasis"><text:span text:style-name="T19">Atualizações</text:span></text:span></text:p>
            </text:list-item>
          </text:list>
        </text:list-item>
      </text:list>
      <text:list xml:id="list619366420" text:style-name="L33">
        <text:list-item>
          <text:p text:style-name="P74">Seeds multi-tenant agora criam tenant/workspace/usuário/token e exibem logs claros; função <text:span text:style-name="T8">seedPlanQuota</text:span> usa workspace real e o utilitário scripts/createApiToken.ts gera tokens por CLI (apps/api/prisma/seed.ts:7,20,1036, apps/api/scripts/createApiToken.ts:1).</text:p>
        </text:list-item>
        <text:list-item>
          <text:p text:style-name="P74">API de runs passou a registrar eventos estruturados e expôs <text:span text:style-name="T8">GET /api/runs/:id/events</text:span>; o fluxo de criação escreve eventos de request/sucesso/erro usando o novo serviço (apps/api/src/routes/runs.ts:9,85,195, apps/api/src/services/runEvents.ts:5).</text:p>
        </text:list-item>
        <text:list-item>
          <text:p text:style-name="P74">Cliente web envia <text:span text:style-name="T8">x-tenant-id</text:span>/<text:span text:style-name="T8">x-workspace-id</text:span>, troca <text:span text:style-name="T8">projectId</text:span> por <text:span text:style-name="T8">workspaceId</text:span> em todos os helpers e painéis, ajustando chamadas de cobrança/estimativa (apps/web/src/lib/api.ts:4,87, apps/web/src/components/billing/CostBadge.tsx:8, apps/web/src/pages/self-service/components/AgentFormShell.tsx:55, apps/web/src/pages/app/runs/index.tsx:149).</text:p>
        </text:list-item>
        <text:list-item>
          <text:p text:style-name="P74">Viewer de runs agora busca a timeline via <text:span text:style-name="T8">apiListRunEvents</text:span> e exibe eventos em painel dedicado, evitando chamadas quando o run é apenas placeholder (apps/web/src/components/runs/RunViewer.tsx:1,32,104).</text:p>
        </text:list-item>
      </text:list>
      <text:p text:style-name="P10"><text:span text:style-name="Strong_20_Emphasis"><text:span text:style-name="T3">Próximos Passos</text:span></text:span></text:p>
      <text:list xml:id="list4229019451" text:style-name="L34">
        <text:list-item>
          <text:p text:style-name="P75">Rodar a migração <text:span text:style-name="T8">20251025_multi_tenant</text:span> e executar <text:span text:style-name="T8">pnpm prisma db seed</text:span> para aplicar as seeds e anotar o token gerado.</text:p>
        </text:list-item>
        <text:list-item>
          <text:p text:style-name="P75">Configurar <text:span text:style-name="T8">localStorage</text:span> (ou provider de sessão) com <text:span text:style-name="T8">tenant_id</text:span>, <text:span text:style-name="T8">workspace_id</text:span>, <text:span text:style-name="T8">eiah_token</text:span> e validar o fluxo <text:span text:style-name="T8">/runs</text:span> conferindo a nova timeline de eventos.</text:p>
        </text:list-item>
      </text:list>
      <text:list xml:id="list171053536543082" text:continue-list="list3987108814" text:style-name="L32">
        <text:list-item>
          <text:list>
            <text:list-item>
              <text:p text:style-name="P35"/>
            </text:list-item>
            <text:list-item>
              <text:p text:style-name="P76">1.3 Ajustar rotas (apps/api/src/routes/runs.ts, billing.ts, agents.ts) para usar <text:span text:style-name="T8">req.context.workspaceId</text:span>.</text:p>
            </text:list-item>
            <text:list-item>
              <text:p text:style-name="P76">1.4 Adicionar apps/api/src/services/runEvents.ts registrando eventos e expor <text:span text:style-name="T8">/api/runs/:id/events</text:span>.</text:p>
            </text:list-item>
            <text:list-item>
              <text:p text:style-name="P76">As rotas <text:span text:style-name="T8">runs</text:span>, <text:span text:style-name="T8">billing</text:span> e <text:span text:style-name="T8">agents</text:span> agora utilizam <text:span text:style-name="T8">req.authContext.workspaceId</text:span> (injectado pelo middleware) em vez de depender de cabeçalhos livres, garantindo isolamento multi-tenant (apps/api/src/routes/runs.ts:13, apps/api/src/routes/billing.ts:1, apps/api/src/routes/agents.ts:1).</text:p>
            </text:list-item>
          </text:list>
        </text:list-item>
      </text:list>
      <text:list xml:id="list127576894" text:style-name="L35">
        <text:list-item>
          <text:p text:style-name="P78"><text:soft-page-break/>Criei apps/api/src/services/runEvents.ts para registrar/listar eventos de execução, e o endpoint <text:span text:style-name="T8">GET /api/runs/:id/events</text:span> expõe a timeline completa dos runs (apps/api/src/services/runEvents.ts:5, apps/api/src/routes/runs.ts:85).</text:p>
        </text:list-item>
      </text:list>
      <text:list xml:id="list171054855534742" text:continue-list="list171053536543082" text:style-name="L32">
        <text:list-item>
          <text:list>
            <text:list-item>
              <text:p text:style-name="P36"/>
            </text:list-item>
          </text:list>
        </text:list-item>
      </text:list>
      <text:p text:style-name="P11"/>
      <text:list xml:id="list171053764587873" text:continue-numbering="true" text:style-name="L32">
        <text:list-item>
          <text:list>
            <text:list-item>
              <text:p text:style-name="P76">1.5 Atualizar front: criar apps/web/src/state/sessionStore.ts, revisar apps/web/src/lib/api.ts com cabeçalhos <text:span text:style-name="T8">x-tenant-id</text:span>/<text:span text:style-name="T8">x-workspace-id</text:span> e implementar timeline em apps/web/src/components/runs/RunTimeline.tsx.</text:p>
            </text:list-item>
          </text:list>
        </text:list-item>
      </text:list>
      <text:p text:style-name="P12"/>
      <text:list xml:id="list171053906355331" text:continue-numbering="true" text:style-name="L32">
        <text:list-item>
          <text:p text:style-name="P73"><text:span text:style-name="Strong_20_Emphasis"><text:span text:style-name="T20">Introduzir orquestrador agentic + workers</text:span></text:span></text:p>
          <text:list>
            <text:list-item>
              <text:p text:style-name="P77">2.1 Criar packages/core/orchestrator/agentOrchestrator.ts com ciclo básico perceive→plan→act.</text:p>
            </text:list-item>
          </text:list>
        </text:list-item>
      </text:list>
      <text:p text:style-name="P13"><text:span text:style-name="Strong_20_Emphasis"><text:span text:style-name="T17">SYSTEM PROMPT — EIAH_Builder Agentic (versão compacta)</text:span></text:span></text:p>
      <text:p text:style-name="P14">Você é o EIAH_Builder Agentic, o orquestrador principal de uma plataforma multi-tenant.<text:line-break/>Seu trabalho é receber solicitações, planejar a execução em etapas, delegar o trabalho ao worker correto, monitorar o andamento e registrar tudo com auditoria, custo e status. </text:p>
      <text:p text:style-name="P14">Regras centrais do seu comportamento:</text:p>
      <text:list xml:id="list607067950" text:style-name="L36">
        <text:list-item>
          <text:p text:style-name="P82">Identidade e escopo</text:p>
          <text:list>
            <text:list-item>
              <text:p text:style-name="P82">Sempre opere dentro do tenant / workspace / usuário atual. Nunca misture dados entre tenants ou workspaces.</text:p>
            </text:list-item>
            <text:list-item>
              <text:p text:style-name="P81"><text:span text:style-name="T22">Trate cada execução como um “run”. Cada run tem uma timeline (</text:span><text:span text:style-name="Source_20_Text"><text:span text:style-name="T22">RunEvent</text:span></text:span><text:span text:style-name="T22">) e deve ser rastreável de ponta a ponta.</text:span></text:p>
            </text:list-item>
            <text:list-item>
              <text:p text:style-name="P82">Você é responsável por consistência e governança, não por “resolver sozinho tudo”. Você coordena. </text:p>
            </text:list-item>
          </text:list>
        </text:list-item>
        <text:list-item>
          <text:p text:style-name="P82">Ciclo de atuação</text:p>
          <text:list>
            <text:list-item>
              <text:p text:style-name="P82">PERCEBER: entenda a intenção do pedido, riscos, urgência e custo potencial.</text:p>
            </text:list-item>
            <text:list-item>
              <text:p text:style-name="P82">PLANEJAR: descreva claramente um plano passo a passo do que precisa acontecer e quais ações precisam ser executadas.</text:p>
            </text:list-item>
            <text:list-item>
              <text:p text:style-name="P81"><text:span text:style-name="T22">AGIR: delegue cada passo chamando a ação registrada correta (via </text:span><text:span text:style-name="Source_20_Text"><text:span text:style-name="T22">actionRegistry</text:span></text:span><text:span text:style-name="T22">), sempre informando qual worker deve executar (Jurídico, DeFi, Marketing, etc.) e quais entradas são necessárias.</text:span></text:p>
            </text:list-item>
            <text:list-item>
              <text:p text:style-name="P82">REFLETIR: registre o resultado, custo e próximos passos; atualize a memória quando o resultado for útil no futuro. </text:p>
            </text:list-item>
          </text:list>
        </text:list-item>
        <text:list-item>
          <text:p text:style-name="P82">Aprovação humana obrigatória</text:p>
          <text:list>
            <text:list-item>
              <text:p text:style-name="P82">Se a ação tem efeito externo, impacto financeiro, risco regulatório ou pode comprometer reputação, você NÃO executa direto.</text:p>
            </text:list-item>
            <text:list-item>
              <text:p text:style-name="P82">Em vez disso, gere um resumo para aprovação humana: qual ação, por quê, custo/risco e urgência.</text:p>
            </text:list-item>
            <text:list-item>
              <text:p text:style-name="P81"><text:span text:style-name="T22">Marque o run como </text:span><text:span text:style-name="Source_20_Text"><text:span text:style-name="T22">awaiting_confirmation</text:span></text:span><text:span text:style-name="T22"> até aprovação. </text:span></text:p>
            </text:list-item>
          </text:list>
        </text:list-item>
        <text:list-item>
          <text:p text:style-name="P82">Memória e contexto</text:p>
          <text:list>
            <text:list-item>
              <text:p text:style-name="P81"><text:span text:style-name="T22">Antes de planejar ou recomendar algo, consulte memória contextual do par </text:span><text:span text:style-name="Source_20_Text"><text:span text:style-name="T22">(tenantId, workspaceId, userId)</text:span></text:span><text:span text:style-name="T22"> usando o serviço de memória.</text:span></text:p>
            </text:list-item>
            <text:list-item>
              <text:p text:style-name="P82">Depois da execução, consolide só o que é útil para reutilização futura: decisões tomadas, status final, próximos passos aprovados.</text:p>
            </text:list-item>
            <text:list-item>
              <text:p text:style-name="P82">Nunca armazene dados sensíveis desnecessários; a memória passa por deduplicação, classificação de relevância e mascaramento. </text:p>
            </text:list-item>
          </text:list>
        </text:list-item>
        <text:list-item>
          <text:p text:style-name="P82">Auditoria e transparência</text:p>
          <text:list>
            <text:list-item>
              <text:p text:style-name="P82">Toda execução precisa ter trilha clara: o que foi pedido, que plano você montou, quais ações foram delegadas, quais custos foram estimados e qual foi o resultado.</text:p>
            </text:list-item>
            <text:list-item>
              <text:p text:style-name="P82">Registre isso de forma objetiva, sem linguagem emocional, e com mascaramento de campos sensíveis.</text:p>
            </text:list-item>
            <text:list-item>
              <text:p text:style-name="P82">Esse material alimenta dashboards de SLA, billing, custos por workspace e relatórios de conformidade. </text:p>
              <text:p text:style-name="P82"/>
            </text:list-item>
          </text:list>
        </text:list-item>
        <text:list-item>
          <text:p text:style-name="P82">Como responder</text:p>
          <text:list>
            <text:list-item>
              <text:p text:style-name="P82">Sempre devolva:</text:p>
              <text:list>
                <text:list-item>
                  <text:p text:style-name="P82">O entendimento da tarefa.</text:p>
                </text:list-item>
                <text:list-item>
                  <text:p text:style-name="P82">O plano de execução passo a passo.</text:p>
                </text:list-item>
                <text:list-item>
                  <text:p text:style-name="P82">Se há necessidade de aprovação humana.</text:p>
                </text:list-item>
                <text:list-item>
                  <text:p text:style-name="P82">O que será registrado / sincronizado em memória.</text:p>
                </text:list-item>
              </text:list>
            </text:list-item>
            <text:list-item>
              <text:p text:style-name="P82">Se faltar informação para executar com segurança (por exemplo, falta de escopo, falta de autorização, ausência de contexto no workspace), você deve pedir esclarecimento ANTES de gerar uma ação que iria para um worker.</text:p>
            </text:list-item>
          </text:list>
        </text:list-item>
        <text:list-item>
          <text:p text:style-name="P82">Segurança e governança</text:p>
          <text:list>
            <text:list-item>
              <text:p text:style-name="P82">Respeite RBAC: só proponha ações que o caller estaria autorizado a iniciar.</text:p>
            </text:list-item>
            <text:list-item>
              <text:p text:style-name="P82">Nunca exponha dados de outro tenant/workspace.</text:p>
            </text:list-item>
            <text:list-item>
              <text:p text:style-name="P82">Sempre considere custo e risco, e reporte quando estiver alto.</text:p>
            </text:list-item>
            <text:list-item>
              <text:p text:style-name="P82">Se algo exigir credencial, token ou segredo, trate isso como responsabilidade da plataforma (não inclua o segredo na conversa). </text:p>
            </text:list-item>
          </text:list>
        </text:list-item>
      </text:list>
      <text:p text:style-name="P14"><text:soft-page-break/>Em resumo:<text:line-break/>Você é um orquestrador confiável.<text:line-break/>Sua função é planejar, delegar de forma auditável, exigir aprovação quando houver risco, e garantir isolamento entre tenants/workspaces — registrando cada passo para custo, SLA e conformidade.</text:p>
      <text:p text:style-name="P13"/>
      <text:p text:style-name="P13"/>
      <text:p text:style-name="P13"/>
      <text:p text:style-name="P13"/>
      <text:p text:style-name="P13"/>
      <text:p text:style-name="P13"/>
      <text:p text:style-name="P13"/>
      <text:p text:style-name="P13"/>
      <text:p text:style-name="P13"/>
      <text:p text:style-name="P13"/>
      <text:p text:style-name="P13"/>
      <text:list xml:id="list171053613752276" text:continue-list="list171053906355331" text:style-name="L32">
        <text:list-item>
          <text:list>
            <text:list-item>
              <text:p text:style-name="P83"><text:span text:style-name="T18">2.2 Extrair executor atual para apps/api/src/orchestrator/simpleExecutor.ts e definir fila apps/api/src/queues/runQueue.ts. » Esses passos ainda não foram implementados. O código continua chamando </text:span><text:span text:style-name="T21">executeAgentRun</text:span><text:span text:style-name="T18"> diretamente em apps/api/src/services/ai.ts, sem fila intermediária nem arquivo simpleExecutor.ts, e a rota </text:span><text:span text:style-name="T21">POST /runs</text:span><text:span text:style-name="T18"> ainda processa síncrono. </text:span>Seguinte caminho para começar:</text:p>
            </text:list-item>
          </text:list>
        </text:list-item>
      </text:list>
      <text:p text:style-name="P85">Criar apps/api/src/orchestrator/simpleExecutor.ts movendo a lógica de <text:span text:style-name="T8">executeAgentRun</text:span> (ou uma versão mock) para lá.</text:p>
      <text:p text:style-name="P87"><text:span text:style-name="T24">Resposta <text:s/>» </text:span>Mover a lógica para <text:span text:style-name="T8">apps/api/src/orchestrator/simpleExecutor.ts (line 1)</text:span> cria o executor isolado que replica a chamada ao <text:span text:style-name="T8">chat/completions</text:span>, mantendo tipos (<text:span text:style-name="T8">SimpleExecutorParams/Result</text:span>) já prontos para reutilização futura via orquestrador ou workers. Em <text:span text:style-name="T8">apps/api/src/services/ai.ts (line 1)</text:span>, <text:span text:style-name="T8">executeAgentRun</text:span> agora apenas importa esses tipos e delega para <text:span text:style-name="T8">simpleExecuteAgentRun</text:span>, preservando a API usada pela rota <text:span text:style-name="T8">POST /runs</text:span>.</text:p>
      <text:p text:style-name="P87"/>
      <text:p text:style-name="P11">Próximos passos recomendados:</text:p>
      <text:p text:style-name="P12">Atualizar as chamadas que precisarem do executor simples (ex.: futuros workers) para usar diretamente <text:span text:style-name="T8">simpleExecuteAgentRun</text:span>.</text:p>
      <text:p text:style-name="P84">Considerar mover o código de tipos compartilhados para um pacote comum quando outras estratégias de execução surgirem.</text:p>
      <text:p text:style-name="P13">Rodar os testes/lint para garantir que não há alertas de importação ou tipos.</text:p>
      <text:p text:style-name="P85"/>
      <text:p text:style-name="P85">Criar apps/api/src/queues/runQueue.ts com a configuração da fila (BullMQ/NATS etc.) e helpers <text:span text:style-name="T8">publishRun</text:span> / <text:span text:style-name="T8">consume</text:span>.</text:p>
      <text:p text:style-name="P88">Criado o módulo de fila agentic (<text:span text:style-name="T8">apps/api/src/queues/runQueue.ts (line 1)</text:span>) com:</text:p>
      <text:list xml:id="list1129965621" text:style-name="L39">
        <text:list-item>
          <text:p text:style-name="P89">carregamento preguiçoso do BullMQ via <text:span text:style-name="T8">dynamic import</text:span>, configuração Redis a partir de envs e fila padrão <text:span text:style-name="T8">agent-run-executions</text:span>;</text:p>
        </text:list-item>
        <text:list-item>
          <text:p text:style-name="P89">helpers <text:span text:style-name="T8">publishRun</text:span> para enfileirar runs com backoff básico e <text:span text:style-name="T8">consume</text:span> para registrar workers com controle de concorrência e logs de falha;</text:p>
        </text:list-item>
        <text:list-item>
          <text:p text:style-name="P89">utilitário <text:span text:style-name="T8">createRunQueueEvents</text:span> para monitorar eventos de erro/falha caso queira anexar observabilidade.</text:p>
        </text:list-item>
        <text:list-item>
          <text:p text:style-name="P89"/>
        </text:list-item>
      </text:list>
      <text:p text:style-name="P39">Como ainda não temos o pacote real instalado, adicionei um stub de tipos (<text:span text:style-name="T8">apps/api/src/types/bullmq.d.ts (line 1)</text:span>) garantindo que <text:span text:style-name="T8">tsc</text:span> compile enquanto o BullMQ não entra no <text:span text:style-name="T8">package.json</text:span>.</text:p>
      <text:p text:style-name="P39">Validação: <text:span text:style-name="T8">pnpm --filter @apps/api build</text:span>.</text:p>
      <text:p text:style-name="P39">Próximos passos sugeridos:</text:p>
      <text:list xml:id="list784479698" text:style-name="L40">
        <text:list-item>
          <text:p text:style-name="P40">Instalar as dependências reais (<text:span text:style-name="T8">pnpm add bullmq</text:span> e configurar Redis em runtime) para que os helpers funcionem fora do stub.</text:p>
        </text:list-item>
        <text:list-item>
          <text:p text:style-name="P40">Conectar <text:span text:style-name="T8">publishRun</text:span>/<text:span text:style-name="T8">consume</text:span> ao fluxo de runs (ex.: POST <text:span text:style-name="T8">/runs</text:span> publicando e worker executando via <text:span text:style-name="T8">simpleExecuteAgentRun</text:span>).</text:p>
        </text:list-item>
      </text:list>
      <text:p text:style-name="P88">Fila agentic plugada: agora o <text:span text:style-name="T8">POST /runs</text:span> cria registros em estado <text:span text:style-name="T8">blocked</text:span>, emite eventos, publica o job e devolve <text:span text:style-name="T8">202</text:span> (<text:span text:style-name="T8">apps/api/src/routes/runs.ts (lines 1-258)</text:span>). O processamento real roda no novo worker que consome a fila, chama o executor simples, calcula custo, atualiza o run e cobra quando termina (<text:span text:style-name="T8">apps/api/src/workers/runWorker.ts (lines 1-140)</text:span>). Para isso surgiu a infra de fila BullMQ (<text:span text:style-name="T8">apps/api/src/queues/runQueue.ts (lines 1-167)</text:span>) com import dinâmico, resolução de Redis via envs e helpers <text:span text:style-name="T8">publishRun/consume</text:span>, além do ajuste de persistência para finalizar runs (<text:span text:style-name="T8">apps/api/src/services/runs.ts (lines 1-101)</text:span>). O servidor inicializa o worker junto com a API (<text:span text:style-name="T8">apps/api/src/index.ts (lines 1-24)</text:span>) e a dependência real foi adicionada ao pacote (<text:span text:style-name="T8">apps/api/package.json (lines 1-31)</text:span>).</text:p>
      <text:p text:style-name="P88">Validação: <text:span text:style-name="T8">pnpm --filter @apps/api build</text:span>.</text:p>
      <text:p text:style-name="P88">Próximos passos recomendados:</text:p>
      <text:p text:style-name="P88">Configurar Redis e variáveis (<text:span text:style-name="T8">RUN_QUEUE_REDIS_URL</text:span>, <text:span text:style-name="T8">RUN_QUEUE_CONCURRENCY</text:span>) antes de subir a API; em ambientes sem Redis desabilite o worker com <text:span text:style-name="T8">RUN_QUEUE_WORKER=false</text:span> ou ajuste o boot.</text:p>
      <text:p text:style-name="P88">Atualizar o frontend para tratar runs que chegam como <text:span text:style-name="T8">blocked</text:span>, mostrando estado “em processamento” e polling dos eventos.</text:p>
      <text:p text:style-name="P39"/>
      <text:p text:style-name="P85"/>
      <text:p text:style-name="P11">Alterar <text:span text:style-name="T8">POST /runs</text:span> para persistir o run com status <text:span text:style-name="T8">pending</text:span>, publicar o objetivo na fila e retornar o run imediatamente.</text:p>
      <text:p text:style-name="P11">Implementar um worker que consome da fila, usa o <text:span text:style-name="T8">AgentOrchestrator</text:span> (novo pacote) e grava eventos (<text:span text:style-name="T8">run_events</text:span>).</text:p>
      <text:p text:style-name="P11">Depois disso, dá para adaptar o front para exibir status <text:span text:style-name="T8">pending</text:span> e aguardar a timeline atualizar.</text:p>
      <text:p text:style-name="P11"/>
      <text:p text:style-name="P88">Alterei o pipeline end-to-end para suportar execuções pendentes e o novo orquestrador.</text:p>
      <text:list xml:id="list1849690442" text:style-name="L42">
        <text:list-item>
          <text:p text:style-name="P90"><text:span text:style-name="T8">apps/api/prisma/schema.prisma (line 10)</text:span> agora define <text:span text:style-name="T8">RunStatus</text:span> com <text:span text:style-name="T8">pending</text:span>/<text:span text:style-name="T8">running</text:span>, habilitando runs enfileirados e em execução.</text:p>
        </text:list-item>
        <text:list-item>
          <text:p text:style-name="P90"><text:span text:style-name="T8">apps/api/src/routes/runs.ts (line 171)</text:span> persiste runs como <text:span text:style-name="T8">pending</text:span> antes de publicar na fila; <text:span text:style-name="T8">recordRunEvent</text:span> continua registrando <text:span text:style-name="T8">run.requested</text:span>/<text:span text:style-name="T8">run.enqueued</text:span>.</text:p>
        </text:list-item>
        <text:list-item>
          <text:p text:style-name="P90"><text:span text:style-name="T8">apps/api/src/services/runs.ts (line 104)</text:span> adiciona <text:span text:style-name="T8">updateRunStatus</text:span>, usado pelo worker para marcar <text:span text:style-name="T8">running</text:span> (mantendo <text:span text:style-name="T8">finishedAt</text:span> limpo).</text:p>
        </text:list-item>
        <text:list-item>
          <text:p text:style-name="P90"><text:span text:style-name="T8">apps/api/src/workers/runWorker.ts (lines 1-206)</text:span> consome a fila via <text:span text:style-name="T8">AgentOrchestrator</text:span>: gera plano single-step, executa com <text:span text:style-name="T8">simpleExecuteAgentRun</text:span>, grava eventos (<text:span text:style-name="T8">run.plan.generated</text:span>, <text:span text:style-name="T8">run.step.*</text:span>), atualiza o run para <text:span text:style-name="T8">success/error</text:span> e cobra via billing.</text:p>
        </text:list-item>
        <text:list-item>
          <text:p text:style-name="P90"><text:soft-page-break/>Front-end agora reconhece <text:span text:style-name="T8">pending</text:span>/<text:span text:style-name="T8">running</text:span>: <text:span text:style-name="T8">apps/web/src/lib/api.ts (line 13)</text:span>, <text:span text:style-name="T8">apps/web/src/pages/app/runs/index.tsx (lines 74-207)</text:span>, <text:span text:style-name="T8">apps/web/src/components/runs/RunViewer.tsx (lines 1-115)</text:span>, <text:span text:style-name="T8">RunTimeline.tsx (lines 1-55)</text:span> exibem “Na fila”/“Em execucao”, fazem polling enquanto o run estiver em andamento e mostram timeline atualizada.</text:p>
        </text:list-item>
      </text:list>
      <text:p text:style-name="P11"/>
      <text:p text:style-name="P16"><text:span text:style-name="T1"><text:s/></text:span><text:span text:style-name="T5">Para implantar esses três pontos:</text:span></text:p>
      <text:p text:style-name="P91"><text:span text:style-name="Strong_20_Emphasis"><text:span text:style-name="T28">Biblioteca interna</text:span></text:span></text:p>
      <text:list xml:id="list3220778902" text:style-name="L43">
        <text:list-item>
          <text:p text:style-name="P92">Escolha um repositório central (Notion, Confluence, Git) e crie diretórios por país → produto → versão.</text:p>
        </text:list-item>
        <text:list-item>
          <text:p text:style-name="P93">Para cada run aprovado, exporte o <text:span text:style-name="T8">response</text:span> (plano + status) e anexe metadados: traceId, data, responsáveis e links para evidências.</text:p>
        </text:list-item>
        <text:list-item>
          <text:p text:style-name="P92">Defina um owner (jurídico/compliance) para revisar periodicamente e arquivar versões obsoletas.</text:p>
        </text:list-item>
      </text:list>
      <text:p text:style-name="P91"><text:span text:style-name="Strong_20_Emphasis"><text:span text:style-name="T28">Alertas automáticos</text:span></text:span></text:p>
      <text:list xml:id="list3256636897" text:style-name="L46">
        <text:list-item>
          <text:p text:style-name="P94">Adapte o worker ou um webhook pós-run para inspecionar <text:span text:style-name="T8">response.status</text:span> e eventos <text:span text:style-name="T8">run.failed</text:span>.</text:p>
        </text:list-item>
        <text:list-item>
          <text:p text:style-name="P95">Se encontrar “não conforme”/“mitigação pendente”, publique mensagem via Slack Webhook, e-mail (SMTP) ou PagerDuty (API).</text:p>
        </text:list-item>
        <text:list-item>
          <text:p text:style-name="P95">Inclua no alerta: link para o run, principais riscos, ações sugeridas e responsáveis.</text:p>
        </text:list-item>
      </text:list>
      <text:p text:style-name="P91"><text:span text:style-name="Strong_20_Emphasis"><text:span text:style-name="T28">Gate de aprovação</text:span></text:span></text:p>
      <text:list xml:id="list1843040590" text:style-name="L47">
        <text:list-item>
          <text:p text:style-name="P96">Integre o Mission Control ao pipeline de release: antes do deploy, um script/CI verifica o run mais recente do checklist referente à funcionalidade.</text:p>
        </text:list-item>
        <text:list-item>
          <text:p text:style-name="P97">Condição de sucesso: todas as seções marcadas como “verde” (ou ausência de itens críticos) e status final <text:span text:style-name="T8">success</text:span>.</text:p>
        </text:list-item>
        <text:list-item>
          <text:p text:style-name="P96">Bloqueie o deploy automaticamente caso o run não exista, esteja “pendente” ou contenha não conformidades; exija reexecução após correções.</text:p>
        </text:list-item>
      </text:list>
      <text:p text:style-name="P98">Com isso, cada operação passa pelo checklist oficial, gera recomendações acionáveis e mantém rastreabilidade completa no histórico de runs.</text:p>
      <text:p text:style-name="P99"/>
      <text:p text:style-name="P11"/>
      <text:p text:style-name="P11"/>
      <text:p text:style-name="P11"/>
      <text:list xml:id="list171053686009944" text:continue-list="list171053613752276" text:style-name="L32">
        <text:list-item>
          <text:list>
            <text:list-item>
              <text:p text:style-name="P37"/>
            </text:list-item>
            <text:list-item>
              <text:p text:style-name="P100">2.3 Converter POST <text:span text:style-name="T8">/runs</text:span> para enfileirar objetivos e responder <text:span text:style-name="T8">pending</text:span>, consumindo eventos via orchestrator.</text:p>
            </text:list-item>
            <text:list-item>
              <text:p text:style-name="P100"/>
            </text:list-item>
            <text:list-item>
              <text:p text:style-name="P36">2.4 Implementar worker inicial em <text:span text:style-name="T8">apps/workers/action-runner</text:span> com BullMQ/NATS e integração ao <text:span text:style-name="T8">actionRegistry</text:span>.</text:p>
            </text:list-item>
            <text:list-item>
              <text:p text:style-name="P36">2.5 Expor novos eventos de progresso (planejamento, ação, confirmação) via <text:span text:style-name="T8">runEvents</text:span> e refletir na timeline.</text:p>
            </text:list-item>
          </text:list>
        </text:list-item>
      </text:list>
      <text:p text:style-name="P11"/>
      <text:p text:style-name="P11"/>
      <text:p text:style-name="P11"/>
      <text:p text:style-name="P39">Aqui está o plano de implementação alinhado aos três pontos:</text:p>
      <text:p text:style-name="P10"><text:span text:style-name="Strong_20_Emphasis"><text:span text:style-name="T29">1. Handlers reais em </text:span></text:span><text:span text:style-name="Strong_20_Emphasis"><text:span text:style-name="T30">@eiah/core/actions</text:span></text:span></text:p>
      <text:list xml:id="list1243780061" text:style-name="L48">
        <text:list-item>
          <text:p text:style-name="P101">Estruture o registry em submódulos por domínio, por exemplo:</text:p>
          <text:list>
            <text:list-item>
              <text:p text:style-name="P102"><text:span text:style-name="T8">packages/core/actions/defi.ts</text:span> → ações DeFi (broadcast, rebalance, hedge).</text:p>
            </text:list-item>
            <text:list-item>
              <text:p text:style-name="P102"><text:span text:style-name="T8">packages/core/actions/risk.ts</text:span> → checklist, auditoria.</text:p>
            </text:list-item>
            <text:list-item>
              <text:p text:style-name="P102"><text:span text:style-name="T8">packages/core/actions/notifications.ts</text:span> → enviar Slack, PagerDuty.</text:p>
            </text:list-item>
          </text:list>
        </text:list-item>
        <text:list-item>
          <text:p text:style-name="P102">Cada módulo exporta uma função <text:span text:style-name="T8">registerDomainActions()</text:span> que chama <text:span text:style-name="T8">registerAction</text:span>.</text:p>
        </text:list-item>
        <text:list-item>
          <text:p text:style-name="P102">No bootstrap da API/worker, importe esses módulos para preencher o registry (<text:span text:style-name="T8">import "./actions/defi"</text:span> etc.).</text:p>
        </text:list-item>
        <text:list-item>
          <text:p text:style-name="P103"><text:span text:style-name="T31">No orquestrador: nos steps que representam “tool calls”, use </text:span><text:span text:style-name="T32">publishAction({ action: "...", runId, stepId, ... })</text:span><text:span text:style-name="T31"> e substitua a execução direta. </text:span><text:span text:style-name="Strong_20_Emphasis"><text:span text:style-name="T3">Ações &amp; Worker</text:span></text:span></text:p>
        </text:list-item>
      </text:list>
      <text:list xml:id="list624558650" text:style-name="L51">
        <text:list-item>
          <text:p text:style-name="P104">Estruturei o registro de ações em domínios (<text:span text:style-name="T8">packages/core/actions/defi.ts (line 1)</text:span>, <text:span text:style-name="T8">packages/core/actions/risk.ts (line 1)</text:span>, <text:span text:style-name="T8">packages/core/actions/notifications.ts (line 1)</text:span>) e expus um agregador <text:span text:style-name="T8">registerAllActions</text:span> (<text:span text:style-name="T8">packages/core/actions/index.ts (line 1)</text:span>). Cada domínio traz handlers mock (broadcast, checklist, notificações) prontos para futura integração real.</text:p>
        </text:list-item>
        <text:list-item>
          <text:p text:style-name="P104">O action-runner agora inicializa o registry e devolve o resultado das execuções para quem aguarda (<text:span text:style-name="T8">apps/workers/action-runner/src/index.ts (line 1)</text:span>). O worker registra logs <text:span text:style-name="T8">action.received/…/completed</text:span> e, em caso de erro retryable, propaga via exceção.</text:p>
        </text:list-item>
      </text:list>
      <text:p text:style-name="P10"><text:span text:style-name="Strong_20_Emphasis"><text:span text:style-name="T33">Fila &amp; Consumo</text:span></text:span></text:p>
      <text:list xml:id="list3009671769" text:style-name="L52">
        <text:list-item>
          <text:p text:style-name="P105">A fila de ações (<text:span text:style-name="T8">packages/core/queue/actionQueue.ts (line 1)</text:span>) passou a retornar o <text:span text:style-name="T8">Job</text:span> ao publicar, aceitar retorno dos handlers e disponibilizar <text:span text:style-name="T8">createActionQueueEvents()</text:span> para aguardar conclusão (<text:span text:style-name="T8">waitUntilFinished</text:span>).</text:p>
        </text:list-item>
      </text:list>
      <text:p text:style-name="P10"><text:span text:style-name="Strong_20_Emphasis"><text:span text:style-name="T33">Orquestrador</text:span></text:span></text:p>
      <text:list xml:id="list1088071755" text:style-name="L53">
        <text:list-item>
          <text:p text:style-name="P106"><text:span text:style-name="T8">AgentOrchestrator</text:span> suporta metadados de ação (<text:span text:style-name="T8">packages/core/orchestrator/agentOrchestrator.ts (line 1)</text:span>), permitindo passos com <text:span text:style-name="T8">action</text:span>/<text:span text:style-name="T8">params</text:span>.</text:p>
        </text:list-item>
        <text:list-item>
          <text:p text:style-name="P106">No worker de runs (<text:span text:style-name="T8">apps/api/src/workers/runWorker.ts (line 1)</text:span>) o plano detecta <text:span text:style-name="T8">metadata.action</text:span>/<text:span text:style-name="T8">actionName</text:span>, enfileira a ação via <text:span text:style-name="T8">publishAction</text:span>, aguarda o job terminar e registra eventos <text:span text:style-name="T8">run.action.enqueued/completed/failed</text:span>. Se nenhum action for pedido, mantém o fluxo single-shot atual.</text:p>
        </text:list-item>
        <text:list-item>
          <text:p text:style-name="P106">A API registra todas as ações core no bootstrap (<text:span text:style-name="T8">apps/api/src/index.ts (line 1)</text:span>).</text:p>
        </text:list-item>
      </text:list>
      <text:list xml:id="list171054141723475" text:continue-list="list1243780061" text:style-name="L48">
        <text:list-item>
          <text:p text:style-name="P102"/>
        </text:list-item>
      </text:list>
      <text:p text:style-name="P10"><text:span text:style-name="Strong_20_Emphasis"><text:span text:style-name="T6">2. Eventos </text:span></text:span><text:span text:style-name="Strong_20_Emphasis"><text:span text:style-name="T7">run.action.*</text:span></text:span></text:p>
      <text:list xml:id="list1336690897" text:style-name="L49">
        <text:list-item>
          <text:p text:style-name="P47">Antes de enfileirar a action, registre <text:span text:style-name="T8">run.action.requested</text:span>.</text:p>
        </text:list-item>
        <text:list-item>
          <text:p text:style-name="P47">No <text:span text:style-name="T8">action-runner</text:span>, assim que começar a executar um handler, use <text:span text:style-name="T8">recordRunEvent</text:span> (via API ou CLI interna) para <text:span text:style-name="T8">run.action.started</text:span>. Ao finalizar, <text:span text:style-name="T8">run.action.completed</text:span> com payload (<text:span text:style-name="T8">status</text:span>, <text:span text:style-name="T8">output</text:span>, <text:span text:style-name="T8">retryable</text:span>).</text:p>
        </text:list-item>
        <text:list-item>
          <text:p text:style-name="P47">Em caso de erro, <text:span text:style-name="T8">run.action.failed</text:span> com mensagem/stack.</text:p>
        </text:list-item>
        <text:list-item>
          <text:p text:style-name="P47">Atualize o front (<text:span text:style-name="T8">RunTimeline</text:span>) para reconhecer esses tipos e exibir badges/ícones (ex.: “Ação executando…”, “Ação concluída”).</text:p>
        </text:list-item>
        <text:list-item>
          <text:p text:style-name="P48">Se o worker rodar fora da API, exponha um endpoint leve (ou pub/sub) para registrar os eventos.</text:p>
        </text:list-item>
      </text:list>
      <text:p text:style-name="P10"><text:span text:style-name="Strong_20_Emphasis"><text:span text:style-name="T6">3. Deploy do </text:span></text:span><text:span text:style-name="Strong_20_Emphasis"><text:span text:style-name="T7">@workers/action-runner</text:span></text:span></text:p>
      <text:list xml:id="list180443968" text:style-name="L50">
        <text:list-item>
          <text:p text:style-name="P49">Crie manifestos (PM2/YAML/systemd) com:</text:p>
          <text:list>
            <text:list-item>
              <text:p text:style-name="P50"><text:span text:style-name="T8">ACTION_QUEUE_REDIS_URL</text:span>, <text:span text:style-name="T8">ACTION_QUEUE_CONCURRENCY</text:span>, <text:span text:style-name="T8">NODE_ENV</text:span>.</text:p>
            </text:list-item>
            <text:list-item>
              <text:p text:style-name="P49">Logs direcionados (stdout + stack de observabilidade).</text:p>
            </text:list-item>
          </text:list>
        </text:list-item>
        <text:list-item>
          <text:p text:style-name="P49"><text:soft-page-break/>Garanta restart automático e health (ex.: job ping).</text:p>
        </text:list-item>
        <text:list-item>
          <text:p text:style-name="P49">Se em Kubernetes:</text:p>
          <text:list>
            <text:list-item>
              <text:p text:style-name="P50">Deployment com readiness/liveness (pode usar <text:span text:style-name="T8">queueHealth</text:span> se adicionar).</text:p>
            </text:list-item>
            <text:list-item>
              <text:p text:style-name="P49">ConfigMap/Secret com envs.</text:p>
            </text:list-item>
            <text:list-item>
              <text:p text:style-name="P49">Resource requests alinhados ao volume de ações.</text:p>
            </text:list-item>
          </text:list>
        </text:list-item>
        <text:list-item>
          <text:p text:style-name="P49">Documente como escalar horizontalmente (BullMQ permite múltiplos workers).</text:p>
        </text:list-item>
      </text:list>
      <text:p text:style-name="P39">Depois de registrar os handlers e enfileirar via <text:span text:style-name="T8">publishAction</text:span>, toda chamada “externa” passará pelo worker, com rastreabilidade completa na timeline e monitoramento centralizad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71054913547950" text:continue-list="list171053686009944" text:style-name="L32">
        <text:list-item>
          <text:p text:style-name="P73"><text:span text:style-name="Strong_20_Emphasis"><text:span text:style-name="T3">Adicionar memória persistente e aprendizado</text:span></text:span></text:p>
          <text:list>
            <text:list-item>
              <text:p text:style-name="P36">3.1 Criar packages/core/memory/userContextStore.ts (Redis/Postgres) e tabela <text:span text:style-name="T8">AgentMemory</text:span>.</text:p>
            </text:list-item>
            <text:list-item>
              <text:p text:style-name="P36">3.2 Integrar orchestrator para carregar/salvar contexto por <text:span text:style-name="T8">(tenantId, workspaceId, userId)</text:span> a cada run.</text:p>
            </text:list-item>
            <text:list-item>
              <text:p text:style-name="P36">3.3 Desenvolver <text:span text:style-name="T8">apps/workers/memory-cron</text:span> para processar runs concluídos, gerar embeddings e atualizar memórias.</text:p>
            </text:list-item>
            <text:list-item>
              <text:p text:style-name="P36">3.4 Estender front para exibir resumos de memória/insights por agente na aba <text:span text:style-name="T8">Runs</text:span> ou <text:span text:style-name="T8">Agents</text:span>.</text:p>
            </text:list-item>
          </text:list>
        </text:list-item>
      </text:list>
      <text:p text:style-name="P9"/>
      <text:p text:style-name="P15"><text:span text:style-name="T5"/></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5T07:16:59.405000000</meta:creation-date>
    <dc:date>2025-10-28T11:28:58.866000000</dc:date>
    <meta:editing-duration>PT3H16M53S</meta:editing-duration>
    <meta:editing-cycles>14</meta:editing-cycles>
    <meta:generator>LibreOffice/7.3.2.2$Windows_X86_64 LibreOffice_project/49f2b1bff42cfccbd8f788c8dc32c1c309559be0</meta:generator>
    <meta:document-statistic meta:table-count="0" meta:image-count="0" meta:object-count="0" meta:page-count="14" meta:paragraph-count="386" meta:word-count="5875" meta:character-count="43588" meta:non-whitespace-character-count="38273"/>
  </office:meta>
</office:document-meta>
</file>